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34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0" style:family="graphic" style:parent-style-name="standard">
      <style:graphic-properties draw:stroke="none" draw:fill="none" fo:min-height="3.155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06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style:font-name="Liberation Sans1" fo:font-size="12pt" fo:language="ru" fo:country="RU" style:font-size-asian="12pt" style:font-size-complex="12pt"/>
    </style:style>
    <style:style style:name="T111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2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Mono" fo:font-size="10pt" fo:language="ru" fo:country="RU" style:font-size-asian="10pt" style:font-size-complex="10pt"/>
    </style:style>
    <style:style style:name="T116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7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8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9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2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8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0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34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3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9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4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8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8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9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9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09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text-shadow="none" style:text-underline-style="none" fo:font-weight="bold" style:letter-kerning="true" style:font-name-asian="DejaVu Sans" style:font-size-asian="12pt" style:font-weight-asian="bold" style:font-name-complex="FreeSans2" style:font-size-complex="12pt" style:font-weight-complex="bold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3" style:family="text">
      <style:text-properties fo:color="#006699" loext:opacity="100%" style:font-name="Liberation Mono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50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51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5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59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6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6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6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70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71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0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1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4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5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6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7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8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9" style:family="text">
      <style:text-properties fo:color="#007d9c" loext:opacity="100%" fo:font-size="11pt" fo:language="ru" fo:country="RU" style:font-size-asian="11pt" style:font-size-complex="11pt"/>
    </style:style>
    <style:style style:name="T300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01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многопоточное <text:s/>выполнение <text:s/></text:span><text:span text:style-name="T28">(в <text:s/>виде <text:s/>“родных” <text:s/>исполняемых файлов), <text:s/>легко <text:s/>осваиваемый, с</text:span></text:p>
            <text:p text:style-name="P18"><text:span text:style-name="T28"><text:tab/></text:span><text:span text:style-name="T28">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18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проект (draft) спецификации языка. </text:span></text:p>
            <text:p text:style-name="P13"><text:span text:style-name="T64">2009</text:span><text:span text:style-name="T65">-11-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release weekly.2011-03-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&amp; a set of core libraries.</text:span></text:p>
            <text:p text:style-name="P13"><text:span text:style-name="T69">2013-05-13</text:span><text:span text:style-name="T69"><text:tab/></text:span><text:span text:style-name="T69">go1.1: ~30%-40% performance 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&amp; runtime written in Go (+ a little assembler); dynamic 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package; </text:span><text:span text:style-name="T67">PGO (Profile-guided Optimization) in 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over function types; </text:span><text:span text:style-name="T73">iter, unique, structs</text:span><text:span text:style-name="T67"> 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type aliases; weak pointers; post-quantum cryptography; 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experimental GC (10-40% faster), many changes in the standard library</text:span><text:span text:style-name="T75">.</text:span></text:p>
            <text:p text:style-name="P13"><text:span text:style-name="T28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Официальный компилятор (Google) для ОС AIX, Android, *BSD, iOS, Linux, macOS, Plan 9, </text:span><text:span text:style-name="T80">Solaris, Windows (на разных аппаратных архитектурах) и для WebAssembly (WASM).</text:span></text:p>
            <text:p text:style-name="P18"><text:span text:style-name="T79"><text:tab/></text:span><text:span text:style-name="T79">2. gofrontend + libgo для </text:span><text:span text:style-name="T80">GCC и других компиляторов.</text:span></text:p>
            <text:p text:style-name="P18"><text:span text:style-name="T80"><text:tab/></text:span><text:span text:style-name="T80">3. </text:span><text:span text:style-name="T81">TinyGo</text:span><text:span text:style-name="T80"> для embedded systems и WebAssembly.</text:span></text:p>
            <text:p text:style-name="P18"><text:span text:style-name="T80"><text:tab/></text:span><text:span text:style-name="T80">4. </text:span><text:span text:style-name="T81">GopherJS</text:span><text:span text:style-name="T80"> – кросс-компилятор из Go в JavaScript.</text:span></text:p>
            <text:p text:style-name="P18"><text:span text:style-name="T82"/></text:p>
            <text:p text:style-name="P18"><text:span text:style-name="T82">Поддерживаются практически все </text:span><text:span text:style-name="T83">архитектуры</text:span><text:span text:style-name="T82">: i386, amd64, ARM, RISC-V, MIPS, ppc64, …</text:span></text:p>
            <text:p text:style-name="P18"><text:span text:style-name="T84"><text:tab/></text:span><text:span text:style-name="T84"><text:tab/></text:span><text:span text:style-name="T84">go tool dist list</text:span></text:p>
            <text:p text:style-name="P18"><text:span text:style-name="T85">Лёгкая кросс-компиляция!</text:span></text:p>
            <text:p text:style-name="P18"><text:span text:style-name="T86"/></text:p>
            <text:p text:style-name="P18"><text:span text:style-name="T87">Установка</text:span><text:span text:style-name="T88"> (описание </text:span><text:span text:style-name="T89">https://golang.org/doc/install</text:span><text:span text:style-name="T86">):</text:span></text:p>
            <text:p text:style-name="P18"><text:span text:style-name="T90"><text:tab/></text:span><text:span text:style-name="T90"><text:tab/></text:span><text:span text:style-name="T84">sudo apt-get 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go@1.24.3 # </text:span><text:span text:style-name="T91">или</text:span><text:span text:style-name="T84"> go get 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интерактивное выполнение программ в 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2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93">package</text:span><text:span text:style-name="T94"> main <text:s text:c="20"/>// все программы принадлежат к своему пакету</text:span></text:p>
            <text:p text:style-name="P13"><text:span text:style-name="T95">import</text:span><text:span text:style-name="T96">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6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</text:span><text:span text:style-name="T96"> world = "</text:span><text:span text:style-name="T96">世界</text:span><text:span text:style-name="T96">" <text:s text:c="12"/>// для исходного кода и литералов: только </text:span><text:span text:style-name="T94">UTF-8</text:span></text:p>
            <text:p text:style-name="P13"><text:span text:style-name="T97"/></text:p>
            <text:p text:style-name="P13"><text:span text:style-name="T93">func</text:span><text:span text:style-name="T94"> </text:span><text:span text:style-name="T98">main</text:span><text:span text:style-name="T94">() { <text:s text:c="19"/>// с main() начинается выполнение программы</text:span></text:p>
            <text:p text:style-name="P13"><text:span text:style-name="T96"><text:s text:c="2"/></text:span><text:span text:style-name="T95">var</text:span><text:span text:style-name="T96"> s string = world <text:s text:c="10"/>// var </text:span><text:span text:style-name="T99">переменная тип = значение</text:span></text:p>
            <text:p text:style-name="P13"><text:span text:style-name="T96"><text:s text:c="33"/></text:span><text:span text:style-name="T96">// len() — встроенная функция определения размера </text:span></text:p>
            <text:p text:style-name="P13"><text:span text:style-name="T96"><text:s text:c="2"/></text:span><text:span text:style-name="T95">if</text:span><text:span text:style-name="T96"> len(os.Args) &gt; 1 { <text:s text:c="9"/>// в os.Args[0] — имя программы</text:span></text:p>
            <text:p text:style-name="P13"><text:span text:style-name="T96"><text:s text:c="4"/></text:span><text:span text:style-name="T96">s = os.Args[1] <text:s text:c="14"/>// имена с заглавной буквы доступны вне пакета</text:span></text:p>
            <text:p text:style-name="P13"><text:span text:style-name="T96"><text:s text:c="2"/></text:span><text:span text:style-name="T96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100">$ go run helloWorld.go</text:span></text:p>
            <text:p><text:span text:style-name="T100">Привет, </text:span><text:span text:style-name="T100">世界</text:span><text:span text:style-name="T100">!</text:span></text:p>
            <text:p text:style-name="P13"><text:span text:style-name="T100">$ go build helloWorld.go</text:span></text:p>
            <text:p text:style-name="P13"><text:span text:style-name="T101">$ ./helloWorld</text:span><text:span text:style-name="T100"> мир</text:span></text:p>
            <text:p text:style-name="P13"><text:span text:style-name="T100">Привет, мир!</text:span></text:p>
            <text:p text:style-name="P13"><text:span text:style-name="T101">$ </text:span><text:span text:style-name="T102">GOOS=windows GOARCH=amd64</text:span><text:span text:style-name="T101"> </text:span><text:span text:style-name="T100">go build helloWorld.go</text:span></text:p>
            <text:p text:style-name="P13"><text:span text:style-name="T101">$ ls </text:span><text:span text:style-name="T100">helloWorld*</text:span></text:p>
            <text:p text:style-name="P13"><text:span text:style-name="T103">helloWorld helloWorld.exe</text:span><text:span text:style-name="T10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104">$ echo $</text:span><text:span text:style-name="T105">GOROOT</text:span></text:p>
            <text:p><text:span text:style-name="T104">/usr/local/go</text:span></text:p>
            <text:p><text:span text:style-name="T104">$ echo $</text:span><text:span text:style-name="T105">GOPATH</text:span></text:p>
            <text:p><text:span text:style-name="T104">~/go</text:span></text:p>
            <text:p><text:span text:style-name="T104"/></text:p>
            <text:p><text:span text:style-name="T104">$ cd $GOPATH/</text:span><text:span text:style-name="T105">src</text:span></text:p>
            <text:p text:style-name="P13"><text:span text:style-name="T104"/></text:p>
            <text:p><text:span text:style-name="T104">$ mkdir </text:span><text:span text:style-name="T106">sample</text:span><text:span text:style-name="T104"> &amp;&amp; mkdir </text:span><text:span text:style-name="T106">sample</text:span><text:span text:style-name="T104">/</text:span><text:span text:style-name="T106">module</text:span></text:p>
            <text:p><text:span text:style-name="T104">$ cd </text:span><text:span text:style-name="T106">sample</text:span><text:span text:style-name="T104">/</text:span><text:span text:style-name="T106">module</text:span></text:p>
            <text:p text:style-name="P13"><text:span text:style-name="T107"/></text:p>
            <text:p text:style-name="P13"><text:span text:style-name="T108"># 1. Напишите program</text:span><text:span text:style-name="T107">.go</text:span><text:span text:style-name="T108">, которая будет использоваться в </text:span><text:span text:style-name="T107">main.go</text:span><text:span text:style-name="T108">. </text:span></text:p>
            <text:p text:style-name="P13"><text:span text:style-name="T107"/></text:p>
            <text:p text:style-name="P13"><text:span text:style-name="T107">$ cd $GOPATH/src/</text:span><text:span text:style-name="T108">sample</text:span></text:p>
            <text:p text:style-name="P13"><text:span text:style-name="T108"># 2. Напишите </text:span><text:span text:style-name="T107">main.go,</text:span><text:span text:style-name="T108"> которая делает </text:span><text:span text:style-name="T107">import "sample/module"</text:span></text:p>
            <text:p text:style-name="P13"><text:span text:style-name="T107"/></text:p>
            <text:p text:style-name="P13"><text:span text:style-name="T107"># 3. </text:span><text:span text:style-name="T108">Объявите модуль </text:span><text:span text:style-name="T107">sample</text:span><text:span text:style-name="T108"> в </text:span><text:span text:style-name="T107">go.mod</text:span></text:p>
            <text:p text:style-name="P13"><text:span text:style-name="T107">$ go mod init sample</text:span></text:p>
            <text:p text:style-name="P13"><text:span text:style-name="T107"/></text:p>
            <text:p text:style-name="P13"><text:span text:style-name="T104">$ go run main.go</text:span></text:p>
            <text:p text:style-name="P13"><text:span text:style-name="T104"/></text:p>
            <text:p text:style-name="P13"><text:span text:style-name="T104">$ go build main.go</text:span></text:p>
            <text:p text:style-name="P13"><text:span text:style-name="T107">$ ./main</text:span></text:p>
            <text:p text:style-name="P13"><text:span text:style-name="T104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9">// go.mod</text:span></text:p>
            <text:p><text:span text:style-name="T110">module </text:span><text:span text:style-name="T111">sample</text:span></text:p>
            <text:p><text:span text:style-name="T110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12">~/go/</text:span></text:p>
            <text:p text:style-name="P13"><text:span text:style-name="T113"><text:s text:c="4"/></text:span><text:span text:style-name="T112">│</text:span></text:p>
            <text:p text:style-name="P32"><text:span text:style-name="T113"><text:s text:c="4"/></text:span><text:span text:style-name="T114">└</text:span><text:span text:style-name="T113">─</text:span><text:span text:style-name="T112">src/</text:span></text:p>
            <text:p text:style-name="P32"><text:span text:style-name="T114"><text:s text:c="9"/></text:span><text:span text:style-name="T115">│ </text:span></text:p>
            <text:p text:style-name="P32"><text:span text:style-name="T114"><text:s text:c="9"/></text:span><text:span text:style-name="T115">└─</text:span><text:span text:style-name="T116">/</text:span><text:span text:style-name="T115">sample/</text:span></text:p>
            <text:p text:style-name="P13"><text:span text:style-name="T114"><text:s text:c="18"/>├─</text:span><text:span text:style-name="T115">go.mod</text:span></text:p>
            <text:p text:style-name="P32"><text:span text:style-name="T114"><text:s text:c="18"/>├─</text:span><text:span text:style-name="T115">main.go</text:span></text:p>
            <text:p text:style-name="P13"><text:span text:style-name="T114"><text:s text:c="18"/>├─</text:span><text:span text:style-name="T115">main</text:span></text:p>
            <text:p text:style-name="P13"><text:span text:style-name="T114"><text:s text:c="18"/>└─</text:span><text:span text:style-name="T117">/</text:span><text:span text:style-name="T118">module/</text:span></text:p>
            <text:p text:style-name="P32"><text:span text:style-name="T119"><text:s text:c="27"/>└─</text:span><text:span text:style-name="T119">program</text:span><text:span text:style-name="T118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12">// main.go</text:span></text:p>
            <text:p text:style-name="P32"><text:span text:style-name="T120">package main</text:span></text:p>
            <text:p text:style-name="P32"><text:span text:style-name="T120"/></text:p>
            <text:p text:style-name="P32"><text:span text:style-name="T121">import "sample/module"</text:span></text:p>
            <text:p text:style-name="P32"><text:span text:style-name="T121"/></text:p>
            <text:p text:style-name="P32"><text:span text:style-name="T120">func main() {</text:span></text:p>
            <text:p text:style-name="P32"><text:span text:style-name="T120"><text:s text:c="4"/></text:span><text:span text:style-name="T120">object := module.Type{}</text:span></text:p>
            <text:p text:style-name="P32"><text:span text:style-name="T120"><text:s text:c="4"/></text:span><text:span text:style-name="T120">object.Method()</text:span></text:p>
            <text:p text:style-name="P32"><text:span text:style-name="T120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22">// module/program.go</text:span></text:p>
            <text:p text:style-name="P32"><text:span text:style-name="T121">package module</text:span></text:p>
            <text:p text:style-name="P32"><text:span text:style-name="T121"/></text:p>
            <text:p text:style-name="P32"><text:span text:style-name="T121">type Type struct {</text:span></text:p>
            <text:p text:style-name="P32"><text:span text:style-name="T121">}</text:span></text:p>
            <text:p text:style-name="P32"><text:span text:style-name="T121"/></text:p>
            <text:p text:style-name="P32"><text:span text:style-name="T121">func (t Type) Method() {</text:span></text:p>
            <text:p text:style-name="P32"><text:span text:style-name="T121"><text:s text:c="4"/></text:span><text:span text:style-name="T121">println("Method() of Type")</text:span></text:p>
            <text:p text:style-name="P32"><text:span text:style-name="T121">}</text:span></text:p>
            <text:p text:style-name="P32"><text:span text:style-name="T121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без TIMTOWTDI).</text:span></text:p>
            <text:p text:style-name="P13"><text:span text:style-name="T124">Каждое утверждение (statement) начинается с ключевого слова (25 keywords)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</text:span><text:span text:style-name="T127">panic()</text:span><text:span text:style-name="T124"> и </text:span><text:span text:style-name="T127">recover()</text:span><text:span text:style-name="T124">.</text:span></text:p>
            <text:p text:style-name="P13"><text:span text:style-name="T124">Нет классов, но в </text:span><text:span text:style-name="T127">struct</text:span><text:span text:style-name="T124"> описываются поля, и для всех типов данных можно определять методы: </text:span><text:span text:style-name="T127">func (o T)m()</text:span><text:span text:style-name="T124">.</text:span></text:p>
            <text:p text:style-name="P13"><text:span text:style-name="T127">inteface</text:span><text:span text:style-name="T124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</text:span><text:span text:style-name="T127">)</text:span><text:span text:style-name="T124">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с выводом типа из значения (inferred type) и инициализация переменной в функции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для интерфейсов и ссылочных типов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 1 пакет = 1 каталог.</text:span></text:p>
            <text:p text:style-name="P13"><text:span text:style-name="T124"/></text:p>
            <text:p text:style-name="P13"><text:span text:style-name="T124">Функции — полноценные типы: multiple return values, named return values, bare return, variadic functions, </text:span><text:span text:style-name="T130">anonymous</text:span><text:span text:style-name="T124"> functions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f() // отложенное исполнение действий перед завершением функции: появилось в Go.</text:span></text:p>
            <text:p text:style-name="P13"><text:span text:style-name="T126">go f()</text:span><text:span text:style-name="T125"> </text:span><text:span text:style-name="T124">// запустить любую функцию как goroutine. </text:span></text:p>
            <text:p text:style-name="P13"><text:span text:style-name="T125">Каналы: </text:span><text:span text:style-name="T131">channel</text:span><text:span text:style-name="T125"> &lt;- value; value &lt;- channel; </text:span><text:span text:style-name="T131">select / case / default</text:span><text:span text:style-name="T125"> // </text:span><text:span text:style-name="T124">переключение каналов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31">import </text:span><text:span text:style-name="T132">"</text:span><text:span text:style-name="T131">package</text:span><text:span text:style-name="T132">"; </text:span><text:span text:style-name="T131">var declared</text:span><text:span text:style-name="T125"> // если не используются </text:span><text:span text:style-name="T124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33">()</text:span><text:span text:style-name="T134"> список: импортов, констант, параметров,</text:span></text:p>
            <text:p text:style-name="P13"><text:span text:style-name="T134"><text:s text:c="3"/></text:span><text:span text:style-name="T134">возвращаемых значений, ...</text:span></text:p>
            <text:p text:style-name="P13"><text:span text:style-name="T134"/></text:p>
            <text:p text:style-name="P13"><text:span text:style-name="T133">[]</text:span><text:span text:style-name="T134"> размер массива, показатель среза</text:span></text:p>
            <text:p text:style-name="P13"><text:span text:style-name="T134"><text:s text:c="3"/></text:span><text:span text:style-name="T134">элемент массива, среза, словаря</text:span></text:p>
            <text:p text:style-name="P13"><text:span text:style-name="T133">[]</text:span><text:span text:style-name="T134"> тип параметра в generics</text:span></text:p>
            <text:p text:style-name="P13"><text:span text:style-name="T134"/></text:p>
            <text:p text:style-name="P13"><text:span text:style-name="T133">{}</text:span><text:span text:style-name="T134"> блок определения</text:span></text:p>
            <text:p text:style-name="P13"><text:span text:style-name="T133">{}</text:span><text:span text:style-name="T134"> блок начальных значений</text:span></text:p>
            <text:p text:style-name="P13"><text:span text:style-name="T133">{}</text:span><text:span text:style-name="T134"> блок кода</text:span></text:p>
            <text:p text:style-name="P13"><text:span text:style-name="T134"/></text:p>
            <text:p text:style-name="P13"><text:span text:style-name="T133">:</text:span><text:span text:style-name="T134"> отделяет индекс или ключ от значения</text:span></text:p>
            <text:p text:style-name="P13"><text:span text:style-name="T134"/></text:p>
            <text:p text:style-name="P13"><text:span text:style-name="T133">:</text:span><text:span text:style-name="T134"> ставится после метки</text:span></text:p>
            <text:p text:style-name="P13"><text:span text:style-name="T133"/></text:p>
            <text:p text:style-name="P13"><text:span text:style-name="T133">...</text:span><text:span text:style-name="T134"> размер массива вычисляется по значениям</text:span></text:p>
            <text:p text:style-name="P13"><text:span text:style-name="T133">...</text:span><text:span text:style-name="T134"> список параметров переменной длины</text:span></text:p>
            <text:p text:style-name="P13"><text:span text:style-name="T133">...</text:span><text:span text:style-name="T134"> список аргументов переменной длины</text:span></text:p>
            <text:p text:style-name="P13"><text:span text:style-name="T133"/></text:p>
            <text:p text:style-name="P13"><text:span text:style-name="T133">;</text:span><text:span text:style-name="T134"> разделитель выражений в for и if</text:span></text:p>
            <text:p text:style-name="P13"><text:span text:style-name="T133">;</text:span><text:span text:style-name="T134"> перевод строки (разделитель утверждений)</text:span></text:p>
            <text:p text:style-name="P13"><text:span text:style-name="T134"/></text:p>
            <text:p text:style-name="P13"><text:span text:style-name="T133">:=</text:span><text:span text:style-name="T134"> объявление и присваивание (в функции)</text:span></text:p>
            <text:p text:style-name="P13"><text:span text:style-name="T134"/></text:p>
            <text:p text:style-name="P13"><text:span text:style-name="T133">,</text:span><text:span text:style-name="T134"> разделитель в списке</text:span></text:p>
            <text:p text:style-name="P13"><text:span text:style-name="T134"/></text:p>
            <text:p text:style-name="P13"><text:span text:style-name="T133">.</text:span><text:span text:style-name="T134"> разделитель объекта и метода</text:span></text:p>
            <text:p text:style-name="P13"><text:span text:style-name="T134"/></text:p>
            <text:p text:style-name="P13"><text:span text:style-name="T135">&lt;- </text:span><text:span text:style-name="T134">запись в канал и чтение из канала</text:span></text:p>
            <text:p text:style-name="P13"><text:span text:style-name="T134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36">import </text:span><text:span text:style-name="T137">(</text:span><text:span text:style-name="T136"> </text:span><text:span text:style-name="T138">"</text:span><text:span text:style-name="T139">fmt</text:span><text:span text:style-name="T138">"</text:span><text:span text:style-name="T139"> </text:span><text:span text:style-name="T140">)</text:span><text:span text:style-name="T139">; const </text:span><text:span text:style-name="T140">(</text:span><text:span text:style-name="T139"> answer = 42 </text:span><text:span text:style-name="T140">)</text:span><text:span text:style-name="T139">; var </text:span><text:span text:style-name="T140">(</text:span><text:span text:style-name="T139"> five = 42 </text:span><text:span text:style-name="T140">)</text:span></text:p>
            <text:p text:style-name="P13"><text:span text:style-name="T134">func f</text:span><text:span text:style-name="T141">(</text:span><text:span text:style-name="T134">x float64</text:span><text:span text:style-name="T141">)</text:span><text:span text:style-name="T134"> float64 { return 0.0 } </text:span></text:p>
            <text:p text:style-name="P13"><text:span text:style-name="T134"/></text:p>
            <text:p text:style-name="P13"><text:span text:style-name="T139">array </text:span><text:span text:style-name="T140">[</text:span><text:span text:style-name="T139">size</text:span><text:span text:style-name="T140">]</text:span><text:span text:style-name="T139">int;</text:span><text:span text:style-name="T139"><text:tab/></text:span><text:span text:style-name="T139"><text:tab/></text:span><text:span text:style-name="T134">slice </text:span><text:span text:style-name="T141">[]</text:span><text:span text:style-name="T134">string </text:span></text:p>
            <text:p text:style-name="P13"><text:span text:style-name="T139">array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slice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value = map</text:span><text:span text:style-name="T140">[</text:span><text:span text:style-name="T139">key</text:span><text:span text:style-name="T140">]</text:span></text:p>
            <text:p text:style-name="P13"><text:span text:style-name="T139">func f</text:span><text:span text:style-name="T140">[</text:span><text:span text:style-name="T139">T any</text:span><text:span text:style-name="T140">]</text:span><text:span text:style-name="T139">(a []T) T { return a[0] }; f</text:span><text:span text:style-name="T140">[</text:span><text:span text:style-name="T139">int</text:span><text:span text:style-name="T140">]</text:span><text:span text:style-name="T139">(someSlice))</text:span></text:p>
            <text:p text:style-name="P13"><text:span text:style-name="T134"/></text:p>
            <text:p text:style-name="P13"><text:span text:style-name="T134">type struct Point </text:span><text:span text:style-name="T141">{</text:span><text:span text:style-name="T134"> x, y int32 </text:span><text:span text:style-name="T141">}</text:span></text:p>
            <text:p text:style-name="P13"><text:span text:style-name="T134">ipAddress = [4]int</text:span><text:span text:style-name="T141">{</text:span><text:span text:style-name="T134">127, 0, 0, 1</text:span><text:span text:style-name="T141">}</text:span></text:p>
            <text:p text:style-name="P13"><text:span text:style-name="T134">func answer() int </text:span><text:span text:style-name="T141">{</text:span><text:span text:style-name="T134"> return 42 </text:span><text:span text:style-name="T141">}</text:span><text:span text:style-name="T134"> </text:span></text:p>
            <text:p text:style-name="P13"><text:span text:style-name="T134"/></text:p>
            <text:p text:style-name="P13"><text:span text:style-name="T134">gender := [2]string{ 0</text:span><text:span text:style-name="T141">: <text:s/></text:span><text:span text:style-name="T134">"Female", 1</text:span><text:span text:style-name="T141">: </text:span><text:span text:style-name="T134">"Male" }</text:span></text:p>
            <text:p text:style-name="P13"><text:span text:style-name="T134">language := map[string]int { "Go"</text:span><text:span text:style-name="T141">:</text:span><text:span text:style-name="T134"> 2007 }</text:span></text:p>
            <text:p text:style-name="P13"><text:span text:style-name="T134">label</text:span><text:span text:style-name="T141">:</text:span></text:p>
            <text:p text:style-name="P13"><text:span text:style-name="T134"/></text:p>
            <text:p text:style-name="P13"><text:span text:style-name="T134">shadrinsk := [</text:span><text:span text:style-name="T141">...</text:span><text:span text:style-name="T134">] float32 { 56.05, 63.38 }</text:span></text:p>
            <text:p text:style-name="P13"><text:span text:style-name="T134">func sum(numbers </text:span><text:span text:style-name="T141">...</text:span><text:span text:style-name="T134">int) (sum int) { /* range numbers */ }</text:span></text:p>
            <text:p text:style-name="P13"><text:span text:style-name="T134">integers := []int{1,2,3,4,5}; sum(integers</text:span><text:span text:style-name="T141">...</text:span><text:span text:style-name="T134">)</text:span></text:p>
            <text:p text:style-name="P13"><text:span text:style-name="T134"/></text:p>
            <text:p text:style-name="P13"><text:span text:style-name="T139">for i := 0</text:span><text:span text:style-name="T135">;</text:span><text:span text:style-name="T139"> i &lt; n</text:span><text:span text:style-name="T135">;</text:span><text:span text:style-name="T139"> i++ { if y := f(i)</text:span><text:span text:style-name="T135">;</text:span><text:span text:style-name="T139"> y &gt; 0 { println(y) } }</text:span></text:p>
            <text:p text:style-name="P13"><text:span text:style-name="T139">version := 1.0</text:span><text:span text:style-name="T142">;</text:span><text:span text:style-name="T143"> released := 2012; fmt.Println(version)</text:span></text:p>
            <text:p text:style-name="P13"><text:span text:style-name="T143"/></text:p>
            <text:p text:style-name="P13"><text:span text:style-name="T138">site </text:span><text:span text:style-name="T144">:=</text:span><text:span text:style-name="T138"> "</text:span><text:span text:style-name="T139"><text:a xlink:href="https://go.dev/" xlink:type="simple">https://go.dev/</text:a></text:span><text:span text:style-name="T143">"</text:span></text:p>
            <text:p text:style-name="P13"><text:span text:style-name="T143"/></text:p>
            <text:p text:style-name="P13"><text:span text:style-name="T143">place = findLocation(latitude</text:span><text:span text:style-name="T142">,</text:span><text:span text:style-name="T143"> longitude)</text:span></text:p>
            <text:p text:style-name="P13"><text:span text:style-name="T143"/></text:p>
            <text:p text:style-name="P13"><text:span text:style-name="T143">result = object</text:span><text:span text:style-name="T142">.</text:span><text:span text:style-name="T143">method()</text:span></text:p>
            <text:p text:style-name="P13"><text:span text:style-name="T143"/></text:p>
            <text:p text:style-name="P13"><text:span text:style-name="T138">channel </text:span><text:span text:style-name="T135">&lt;-</text:span><text:span text:style-name="T138"> value; value = </text:span><text:span text:style-name="T135">&lt;-</text:span><text:span text:style-name="T143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45">if</text:span><text:span text:style-name="T146"> </text:span><text:span text:style-name="T147">условие</text:span><text:span text:style-name="T16"> </text:span><text:span text:style-name="T148">{</text:span><text:span text:style-name="T149"> </text:span></text:p>
            <text:p text:style-name="P13"><text:span text:style-name="T16"><text:tab/></text:span><text:span text:style-name="T150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51">switch</text:span><text:span text:style-name="T16"> </text:span><text:span text:style-name="T152">выражение</text:span><text:span text:style-name="T147">; условие</text:span><text:span text:style-name="T149"> </text:span><text:span text:style-name="T148">{</text:span></text:p>
            <text:p text:style-name="P13"><text:span text:style-name="T151"><text:tab/></text:span><text:span text:style-name="T151">case</text:span><text:span text:style-name="T16"> </text:span><text:span text:style-name="T147">значение1</text:span><text:span text:style-name="T151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51"><text:tab/></text:span><text:span text:style-name="T151">case</text:span><text:span text:style-name="T16"> </text:span><text:span text:style-name="T147">значение2</text:span><text:span text:style-name="T16">, </text:span><text:span text:style-name="T150">значение3</text:span><text:span text:style-name="T148">:</text:span></text:p>
            <text:p text:style-name="P13"><text:span text:style-name="T16"><text:tab/></text:span><text:span text:style-name="T16"><text:tab/></text:span><text:span text:style-name="T147">действие23()</text:span></text:p>
            <text:p text:style-name="P13"><text:span text:style-name="T153"><text:tab/></text:span><text:span text:style-name="T153"><text:tab/></text:span><text:span text:style-name="T154">fallthrough</text:span></text:p>
            <text:p text:style-name="P13"><text:span text:style-name="T151"><text:tab/></text:span><text:span text:style-name="T151">case</text:span><text:span text:style-name="T16"> </text:span><text:span text:style-name="T150">значениеN</text:span><text:span text:style-name="T148">:</text:span></text:p>
            <text:p text:style-name="P13"><text:span text:style-name="T147"><text:tab/></text:span><text:span text:style-name="T147"><text:tab/></text:span><text:span text:style-name="T147">действиеN()</text:span></text:p>
            <text:p text:style-name="P13"><text:span text:style-name="T154"><text:tab/></text:span><text:span text:style-name="T154"><text:tab/></text:span><text:span text:style-name="T154">break</text:span></text:p>
            <text:p text:style-name="P13"><text:span text:style-name="T148"><text:tab/></text:span><text:span text:style-name="T148">default:</text:span></text:p>
            <text:p text:style-name="P13"><text:span text:style-name="T147"><text:tab/></text:span><text:span text:style-name="T147"><text:tab/></text:span><text:span text:style-name="T147">действиеПоУмолчанию()</text:span></text:p>
            <text:p text:style-name="P13"><text:span text:style-name="T148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45">if</text:span><text:span text:style-name="T146"> </text:span><text:span text:style-name="T152">выражение</text:span><text:span text:style-name="T147">; условие</text:span><text:span text:style-name="T16"> </text:span><text:span text:style-name="T148">{</text:span><text:span text:style-name="T149"> // if x:=f(); x &gt; 0 </text:span></text:p>
            <text:p text:style-name="P13"><text:span text:style-name="T16"><text:tab/></text:span><text:span text:style-name="T147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8">switch</text:span><text:span text:style-name="T149"> </text:span><text:span text:style-name="T148">{</text:span><text:span text:style-name="T149"> <text:s text:c="12"/></text:span></text:p>
            <text:p text:style-name="P13"><text:span text:style-name="T16"><text:tab/></text:span><text:span text:style-name="T151">case</text:span><text:span text:style-name="T16"> </text:span><text:span text:style-name="T147">условие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условиеN:</text:span></text:p>
            <text:p text:style-name="P13"><text:span text:style-name="T16"><text:tab/></text:span><text:span text:style-name="T16"><text:tab/></text:span><text:span text:style-name="T147">действиеN()</text:span></text:p>
            <text:p><text:span text:style-name="T148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8">switch </text:span><text:span text:style-name="T150">значение := интерфейс.(type)</text:span><text:span text:style-name="T149"> </text:span><text:span text:style-name="T148">{</text:span></text:p>
            <text:p text:style-name="P13"><text:span text:style-name="T16"><text:tab/></text:span><text:span text:style-name="T151">case</text:span><text:span text:style-name="T16"> </text:span><text:span text:style-name="T147">значениеТипа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значениеТипаN:</text:span></text:p>
            <text:p text:style-name="P13"><text:span text:style-name="T16"><text:tab/></text:span><text:span text:style-name="T16"><text:tab/></text:span><text:span text:style-name="T147">действиеN()</text:span></text:p>
            <text:p text:style-name="P13"><text:span text:style-name="T14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94">// итерационный: (i := 0; i &lt; n; i++)</text:span></text:p>
            <text:p text:style-name="P13"><text:span text:style-name="T93">for</text:span><text:span text:style-name="T94"> </text:span><text:span text:style-name="T98">инициализация</text:span><text:span text:style-name="T94">; </text:span><text:span text:style-name="T98">условие</text:span><text:span text:style-name="T94">; </text:span><text:span text:style-name="T98">изменен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55">«One </text:span><text:span text:style-name="T156">for</text:span><text:span text:style-name="T155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7">// бесконечный цикл</text:span></text:p>
            <text:p text:style-name="P13"><text:span text:style-name="T158">метка</text:span><text:span text:style-name="T159">:</text:span></text:p>
            <text:p text:style-name="P13"><text:span text:style-name="T93">for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continue</text:span><text:span text:style-name="T96"> }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break</text:span><text:span text:style-name="T96"> </text:span><text:span text:style-name="T160">метка</text:span><text:span text:style-name="T96"> }</text:span></text:p>
            <text:p text:style-name="P13"><text:span text:style-name="T93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94">// == while</text:span></text:p>
            <text:p text:style-name="P13"><text:span text:style-name="T93">for</text:span><text:span text:style-name="T94"> </text:span><text:span text:style-name="T98">услов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61">// перебор целых чисел от 0 до &lt; число</text:span></text:p>
            <text:p text:style-name="P13"><text:span text:style-name="T162">for</text:span><text:span text:style-name="T163"> </text:span><text:span text:style-name="T99">значение</text:span><text:span text:style-name="T96"> := </text:span><text:span text:style-name="T164">range</text:span><text:span text:style-name="T96"> </text:span><text:span text:style-name="T99">число</text:span><text:span text:style-name="T163">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162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63">// перебор array или slice</text:span></text:p>
            <text:p text:style-name="P13"><text:span text:style-name="T162">for</text:span><text:span text:style-name="T163"> </text:span><text:span text:style-name="T99">индекс</text:span><text:span text:style-name="T163">, </text:span><text:span text:style-name="T99">элемент</text:span><text:span text:style-name="T163"> := </text:span><text:span text:style-name="T165">range</text:span><text:span text:style-name="T163"> </text:span><text:span text:style-name="T99">коллекция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94">// перебор хэша</text:span></text:p>
            <text:p text:style-name="P13"><text:span text:style-name="T93">for</text:span><text:span text:style-name="T94"> </text:span><text:span text:style-name="T98">ключ</text:span><text:span text:style-name="T94">, </text:span><text:span text:style-name="T98">значение</text:span><text:span text:style-name="T94"> := </text:span><text:span text:style-name="T166">range</text:span><text:span text:style-name="T94"> </text:span><text:span text:style-name="T98">map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63">// получение из channel</text:span></text:p>
            <text:p text:style-name="P13"><text:span text:style-name="T162">for</text:span><text:span text:style-name="T163"> </text:span><text:span text:style-name="T99">значение</text:span><text:span text:style-name="T163"> := </text:span><text:span text:style-name="T165">range</text:span><text:span text:style-name="T163"> </text:span><text:span text:style-name="T99">канал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6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7">complex64 <text:s text:c="2"/></text:span><text:span text:style-name="T70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68">[</text:span><text:span text:style-name="T168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9">"</text:span><text:span text:style-name="T67">Reference types</text:span><text:span text:style-name="T16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7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7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72">int</text:span><text:span text:style-name="T173">, int8, int16, int32 = rune, </text:span><text:span text:style-name="T174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72">uint</text:span><text:span text:style-name="T173">, uint8 = byte, uint16, uint32, u</text:span><text:span text:style-name="T174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5">Константы: </text:span><text:span text:style-name="T63">const</text:span></text:p>
          </draw:text-box>
        </draw:frame>
        <draw:frame draw:style-name="gr63" draw:text-style-name="P59" draw:layer="layout" svg:width="26.8cm" svg:height="3.859cm" svg:x="0.6cm" svg:y="2.416cm">
          <draw:text-box>
            <text:p text:style-name="P13"><text:span text:style-name="T176">Безтиповые константы (untyped constants): // математически точные, не требуются указания типа (-42LL, 7UL, etc.)</text:span></text:p>
            <text:p text:style-name="P13"><text:span text:style-name="T177"><text:tab/></text:span><text:span text:style-name="T178">const</text:span><text:span text:style-name="T177"> (</text:span></text:p>
            <text:p text:style-name="P13"><text:span text:style-name="T177"><text:tab/></text:span><text:span text:style-name="T177"><text:tab/></text:span><text:span text:style-name="T177">e <text:s/>= 2.71828182845904523536028747135266249775724709369995957496696763</text:span></text:p>
            <text:p text:style-name="P13"><text:span text:style-name="T177"><text:tab/></text:span><text:span text:style-name="T177"><text:tab/></text:span><text:span text:style-name="T179">π</text:span><text:span text:style-name="T177"> <text:s/>= 3.14159265358979323846264338327950288419716939937510582097494459</text:span></text:p>
            <text:p text:style-name="P13"><text:span text:style-name="T180"><text:tab/></text:span><text:span text:style-name="T180"><text:tab/></text:span><text:span text:style-name="T181">π</text:span><text:span text:style-name="T180">2 = </text:span><text:span text:style-name="T181">π</text:span><text:span text:style-name="T180"> * </text:span><text:span text:style-name="T179">π</text:span></text:p>
            <text:p text:style-name="P13"><text:span text:style-name="T177"><text:tab/></text:span><text:span text:style-name="T177">)</text:span></text:p>
            <text:p text:style-name="P13"><text:span text:style-name="T180"><text:tab/></text:span><text:span text:style-name="T180">var pi2 float32 = </text:span><text:span text:style-name="T181">π</text:span><text:span text:style-name="T180">2 // при использовании значение константы усекается до размера типа</text:span></text:p>
          </draw:text-box>
        </draw:frame>
        <draw:frame draw:style-name="gr64" draw:text-style-name="P59" draw:layer="layout" svg:width="26.8cm" svg:height="4.933cm" svg:x="0.6cm" svg:y="6.517cm">
          <draw:text-box>
            <text:p text:style-name="P13"><text:span text:style-name="T182">Константы с заданным типом (typed constants):</text:span></text:p>
            <text:p text:style-name="P13"><text:span text:style-name="T180"><text:tab/></text:span><text:span text:style-name="T183">const </text:span><text:span text:style-name="T180">(</text:span></text:p>
            <text:p text:style-name="P13"><text:span text:style-name="T180"><text:tab/></text:span><text:span text:style-name="T180"><text:tab/></text:span><text:span text:style-name="T180">b </text:span><text:span text:style-name="T183">byte</text:span><text:span text:style-name="T180"> = 0Xf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байт</text:span></text:p>
            <text:p text:style-name="P13"><text:span text:style-name="T180"><text:tab/></text:span><text:span text:style-name="T180"><text:tab/></text:span><text:span text:style-name="T180">x </text:span><text:span text:style-name="T183">complex128</text:span><text:span text:style-name="T180"> = 2+5i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комплексное число</text:span></text:p>
            <text:p text:style-name="P13"><text:span text:style-name="T180"><text:tab/></text:span><text:span text:style-name="T180"><text:tab/></text:span><text:span text:style-name="T180">Big </text:span><text:span text:style-name="T183">float64</text:span><text:span text:style-name="T180"> = 1 &lt;&lt; 100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 плавающей точкой: 1 со 100 нулями</text:span></text:p>
            <text:p text:style-name="P13"><text:span text:style-name="T180"><text:tab/></text:span><text:span text:style-name="T180"><text:tab/></text:span><text:span text:style-name="T180">i </text:span><text:span text:style-name="T183">int32</text:span><text:span text:style-name="T180"> = -273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целое</text:span></text:p>
            <text:p text:style-name="P13"><text:span text:style-name="T180"><text:tab/></text:span><text:span text:style-name="T180"><text:tab/></text:span><text:span text:style-name="T180">Go </text:span><text:span text:style-name="T183">rune</text:span><text:span text:style-name="T180"> = '</text:span><text:span text:style-name="T180">碁</text:span><text:span text:style-name="T180">'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имвол</text:span></text:p>
            <text:p text:style-name="P13"><text:span text:style-name="T180"><text:tab/></text:span><text:span text:style-name="T180"><text:tab/></text:span><text:span text:style-name="T180">language</text:span><text:span text:style-name="T183"> string</text:span><text:span text:style-name="T180"> =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строка</text:span></text:p>
            <text:p text:style-name="P13"><text:span text:style-name="T181">)</text:span></text:p>
          </draw:text-box>
        </draw:frame>
        <draw:frame draw:style-name="gr65" draw:text-style-name="P59" draw:layer="layout" svg:width="26.8cm" svg:height="3.384cm" svg:x="0.6cm" svg:y="11.716cm">
          <draw:text-box>
            <text:p text:style-name="P13"><text:span text:style-name="T184">Предопределённые константы (predefined constants):</text:span></text:p>
            <text:p text:style-name="P13"><text:span text:style-name="T180"><text:tab/></text:span><text:span text:style-name="T180">var zeroPointer *int = </text:span><text:span text:style-name="T183">nil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nil нельзя присвоить константе</text:span></text:p>
            <text:p text:style-name="P13"><text:span text:style-name="T180"><text:tab/></text:span><text:span text:style-name="T180">const t, f bool = </text:span><text:span text:style-name="T183">true</text:span><text:span text:style-name="T180">, </text:span><text:span text:style-name="T183">false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логические значения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5">Weekday</text:span><text:span text:style-name="T181"> int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авто-увеличение значений</text:span></text:p>
            <text:p text:style-name="P13"><text:span text:style-name="T181"><text:tab/></text:span><text:span text:style-name="T181">const ( Sun </text:span><text:span text:style-name="T185">Weekday</text:span><text:span text:style-name="T181"> = </text:span><text:span text:style-name="T186">iota</text:span><text:span text:style-name="T187">;</text:span><text:span text:style-name="T181"> Mon</text:span><text:span text:style-name="T187">;</text:span><text:span text:style-name="T181"> Tue</text:span><text:span text:style-name="T187">;</text:span><text:span text:style-name="T181"> Wed</text:span><text:span text:style-name="T187">;</text:span><text:span text:style-name="T181"> Thu</text:span><text:span text:style-name="T187">;</text:span><text:span text:style-name="T181"> Fri</text:span><text:span text:style-name="T187">;</text:span><text:span text:style-name="T18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6" draw:text-style-name="P60" draw:layer="layout" svg:width="26.8cm" svg:height="13.1cm" svg:x="0.6cm" svg:y="2.1cm">
          <draw:text-box>
            <text:p text:style-name="P13"><text:span text:style-name="T65">При объявлении новой переменной </text:span><text:span text:style-name="T64">всегда</text:span><text:span text:style-name="T65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7" draw:text-style-name="P60" draw:layer="layout" svg:width="26.8cm" svg:height="13.1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96"/></text:p>
            <text:p text:style-name="P13"><text:span text:style-name="T188"><text:tab/></text:span><text:span text:style-name="T188">type </text:span><text:span text:style-name="T197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 </text:span><text:span text:style-name="T197">Structure1</text:span></text:p>
            <text:p text:style-name="P13"><text:span text:style-name="T188"><text:tab/></text:span><text:span text:style-name="T188"><text:tab/></text:span><text:span text:style-name="T197">id</text:span><text:span text:style-name="T188"> int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с полями </text:span></text:p>
            <text:p text:style-name="P13"><text:span text:style-name="T188"><text:tab/></text:span><text:span text:style-name="T188"><text:tab/></text:span><text:span text:style-name="T199">name, password</text:span><text:span text:style-name="T198"> string</text:span><text:span text:style-name="T198"><text:tab/></text:span><text:span text:style-name="T198"><text:tab/></text:span><text:span text:style-name="T198"><text:tab/></text:span><text:span text:style-name="T198"><text:tab/></text:span><text:span text:style-name="T198">// разных типов</text:span></text:p>
            <text:p text:style-name="P13"><text:span text:style-name="T200"><text:tab/></text:span><text:span text:style-name="T200">}</text:span></text:p>
            <text:p text:style-name="P13"><text:span text:style-name="T191"/></text:p>
            <text:p text:style-name="P13"><text:span text:style-name="T201"><text:tab/></text:span><text:span text:style-name="T201">u := </text:span><text:span text:style-name="T197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8">// объявление переменной и</text:span></text:p>
            <text:p text:style-name="P13"><text:span text:style-name="T188"><text:tab/></text:span><text:span text:style-name="T188"><text:tab/></text:span><text:span text:style-name="T197">name</text:span><text:span text:style-name="T188">:</text:span><text:span text:style-name="T202"> </text:span><text:span text:style-name="T193">"Ken Thompson</text:span><text:span text:style-name="T203">"</text:span><text:span text:style-name="T199">,</text:span><text:span text:style-name="T199"><text:tab/></text:span><text:span text:style-name="T199"><text:tab/></text:span><text:span text:style-name="T199"><text:tab/></text:span><text:span text:style-name="T199"><text:tab/></text:span><text:span text:style-name="T198">// инициализация полей значениями</text:span></text:p>
            <text:p text:style-name="P13"><text:span text:style-name="T201"><text:tab/></text:span><text:span text:style-name="T201"><text:tab/></text:span><text:span text:style-name="T199">id</text:span><text:span text:style-name="T198">: 42</text:span><text:span text:style-name="T199">,</text:span><text:span text:style-name="T199"><text:tab/></text:span><text:span text:style-name="T199"><text:tab/></text:span><text:span text:style-name="T199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u2 </text:span><text:span text:style-name="T197">User</text:span><text:span text:style-name="T197"><text:tab/></text:span><text:span text:style-name="T197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8">// объявление переменной</text:span></text:p>
            <text:p text:style-name="P13"><text:span text:style-name="T191"><text:tab/></text:span><text:span text:style-name="T191">u2 = 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</text:span></text:p>
            <text:p text:style-name="P13"><text:span text:style-name="T191"/></text:p>
            <text:p text:style-name="P13"><text:span text:style-name="T188">// объявление переменной и </text:span><text:span text:style-name="T198">инициализация полей значениями по порядку </text:span></text:p>
            <text:p text:style-name="P13"><text:span text:style-name="T191"><text:tab/></text:span><text:span text:style-name="T191">u3 := </text:span><text:span text:style-name="T199">User</text:span><text:span text:style-name="T191">{</text:span><text:span text:style-name="T199">u.id</text:span><text:span text:style-name="T191">, </text:span><text:span text:style-name="T199">u.name</text:span><text:span text:style-name="T191">, </text:span><text:span text:style-name="T199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u4 </text:span><text:span text:style-name="T199">User</text:span><text:span text:style-name="T191"> = </text:span><text:span text:style-name="T199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5">"</text:span><text:span text:style-name="T24">Ссылочные типы</text:span><text:span text:style-name="T205">"</text:span><text:span text:style-name="T24">: </text:span><text:span text:style-name="T205">~</text:span><text:span text:style-name="T24">reference types</text:span></text:p>
          </draw:text-box>
        </draw:frame>
        <draw:frame draw:style-name="gr68" draw:text-style-name="P61" draw:layer="layout" svg:width="26.8cm" svg:height="13.167cm" svg:x="0.6cm" svg:y="2.1cm">
          <draw:text-box>
            <text:p text:style-name="P18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7">BaseType</text:span><text:span text:style-name="T197"><text:tab/></text:span><text:span text:style-name="T197"><text:tab/></text:span><text:span text:style-name="T188">// переменная типа </text:span><text:span text:style-name="T197">BaseType </text:span></text:p>
            <text:p text:style-name="P13"><text:span text:style-name="T188"><text:tab/></text:span><text:span text:style-name="T188">var p *</text:span><text:span text:style-name="T197">BaseType</text:span><text:span text:style-name="T188"><text:tab/></text:span><text:span text:style-name="T188">// указатель на переменную типа </text:span><text:span text:style-name="T197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<text:tab/></text:span><text:span text:style-name="T188">// ссылка на значение переменной типа </text:span><text:span text:style-name="T197">BaseType </text:span></text:p>
            <text:p text:style-name="P13"><text:span text:style-name="T188"><text:tab/></text:span><text:span text:style-name="T188">c =*p</text:span><text:span text:style-name="T188"><text:tab/></text:span><text:span text:style-name="T188"><text:tab/></text:span><text:span text:style-name="T188"><text:tab/></text:span><text:span text:style-name="T188"><text:tab/></text:span><text:span text:style-name="T188">// значение переменной типа </text:span><text:span text:style-name="T197">BaseType</text:span><text:span text:style-name="T188"> по ссылке на v</text:span></text:p>
            <text:p text:style-name="P13"><text:span text:style-name="T188"/></text:p>
            <text:p text:style-name="P13"><text:span text:style-name="T206">Эти типы ведут себя как ссылочные:</text:span></text:p>
            <text:p text:style-name="P13"><text:span text:style-name="T206"/></text:p>
            <text:p text:style-name="P13"><text:span text:style-name="T206">slice</text:span><text:span text:style-name="T207"> ~ срез = динамический массив (переменной длины):</text:span></text:p>
            <text:p text:style-name="P13"><text:span text:style-name="T207"><text:tab/></text:span><text:span text:style-name="T207">s1 := </text:span><text:span text:style-name="T206">[]</text:span><text:span text:style-name="T207">string{"Ken", "R.Pike", "R.Griesemer"}</text:span></text:p>
            <text:p text:style-name="P13"><text:span text:style-name="T207"><text:tab/></text:span><text:span text:style-name="T207">s2 := s1</text:span></text:p>
            <text:p text:style-name="P13"><text:span text:style-name="T207"><text:tab/></text:span><text:span text:style-name="T207">s2[0] = "K.Thompson"</text:span><text:span text:style-name="T207"><text:tab/></text:span><text:span text:style-name="T207"><text:tab/></text:span><text:span text:style-name="T207"><text:tab/></text:span><text:span text:style-name="T207">// s1 и s2 ссылаются на ["K.Thompson", "R.Pike", "R.Griesemer"]</text:span></text:p>
            <text:p text:style-name="P13"><text:span text:style-name="T207"/></text:p>
            <text:p text:style-name="P13"><text:span text:style-name="T206">map</text:span><text:span text:style-name="T207"> ~ хэш = ассоциативный массив = словарь =</text:span><text:span text:style-name="T208"> отображение = «карта»: </text:span></text:p>
            <text:p text:style-name="P13"><text:span text:style-name="T208"><text:tab/></text:span><text:span text:style-name="T208">h1 := </text:span><text:span text:style-name="T209">map</text:span><text:span text:style-name="T208">[string]float64{"latest": 1.24}</text:span></text:p>
            <text:p text:style-name="P13"><text:span text:style-name="T208"><text:tab/></text:span><text:span text:style-name="T208">h2 := h1</text:span></text:p>
            <text:p text:style-name="P13"><text:span text:style-name="T207"><text:tab/></text:span><text:span text:style-name="T207">h2["latest"] = 1.25</text:span><text:span text:style-name="T207"><text:tab/></text:span><text:span text:style-name="T207"><text:tab/></text:span><text:span text:style-name="T207"><text:tab/></text:span><text:span text:style-name="T207"><text:tab/></text:span><text:span text:style-name="T207">// h1 и h2 ссылаются на {"</text:span><text:span text:style-name="T208">latest": 1.25}.</text:span></text:p>
            <text:p text:style-name="P13"><text:span text:style-name="T207"/></text:p>
            <text:p text:style-name="P13"><text:span text:style-name="T209">channel</text:span><text:span text:style-name="T208"> ~ канал для синхронизации и обмена данными </text:span></text:p>
            <text:p text:style-name="P13"><text:span text:style-name="T210"><text:tab/></text:span><text:span text:style-name="T210">ch1 := make(</text:span><text:span text:style-name="T211">chan</text:span><text:span text:style-name="T210"> int)</text:span></text:p>
            <text:p text:style-name="P13"><text:span text:style-name="T210"><text:tab/></text:span><text:span text:style-name="T210">ch2 := ch1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// ch1 и ch2 ссылаются на один и тот же канал</text:span></text:p>
            <text:p text:style-name="P13"><text:span text:style-name="T212"/></text:p>
            <text:p text:style-name="P13"><text:span text:style-name="T206">function</text:span><text:span text:style-name="T212"> ~ </text:span><text:span text:style-name="T213">тип функция как значение переменной </text:span></text:p>
            <text:p text:style-name="P13"><text:span text:style-name="T207"><text:tab/></text:span><text:span text:style-name="T207">f1 := </text:span><text:span text:style-name="T206">func</text:span><text:span text:style-name="T207">() { println("Go") }</text:span></text:p>
            <text:p text:style-name="P13"><text:span text:style-name="T207"><text:tab/></text:span><text:span text:style-name="T207">f2 := f1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9" draw:text-style-name="P61" draw:layer="layout" svg:width="26.8cm" svg:height="13.1cm" svg:x="0.6cm" svg:y="2.1cm">
          <draw:text-box>
            <text:p text:style-name="P13"><text:span text:style-name="T214">[</text:span><text:span text:style-name="T215">размер</text:span><text:span text:style-name="T214">]</text:span><text:span text:style-name="T215">Type</text:span><text:span text:style-name="T216"> // массив (</text:span><text:span text:style-name="T214">array</text:span><text:span text:style-name="T216">) </text:span><text:span text:style-name="T217">определённой длины:</text:span></text:p>
            <text:p text:style-name="P13"><text:span text:style-name="T94"/></text:p>
            <text:p text:style-name="P13"><text:span text:style-name="T94"><text:tab/></text:span><text:span text:style-name="T94">var punchCard [80]rune // 80 * 0</text:span></text:p>
            <text:p text:style-name="P13"><text:span text:style-name="T94"><text:tab/></text:span><text:span text:style-name="T96">localhost := [4]int {127, 0, 0, 1}</text:span></text:p>
            <text:p text:style-name="P13"><text:span text:style-name="T96"><text:tab/></text:span><text:span text:style-name="T96">gender <text:s text:c="3"/>:= [2]string { 0:"Female", 1:"Male" }</text:span></text:p>
            <text:p text:style-name="P13"><text:span text:style-name="T96"><text:tab/></text:span><text:span text:style-name="T99">location</text:span><text:span text:style-name="T96"> <text:s/>:= [...]float32 { 56.05, 63.38 }</text:span></text:p>
            <text:p text:style-name="P13"><text:span text:style-name="T95"/></text:p>
            <text:p text:style-name="P13"><text:span text:style-name="T214">[]</text:span><text:span text:style-name="T215">Type</text:span><text:span text:style-name="T218"> //</text:span><text:span text:style-name="T216"> срез (</text:span><text:span text:style-name="T214">slice</text:span><text:span text:style-name="T216">) — динамический массив (переменной длины):</text:span></text:p>
            <text:p text:style-name="P13"><text:span text:style-name="T96"/></text:p>
            <text:p text:style-name="P13"><text:span text:style-name="T96"><text:tab/></text:span><text:span text:style-name="T96">primes := []int{2, 3, 5, 7, 11, 13, 17, 19, 23}</text:span></text:p>
            <text:p text:style-name="P13"><text:span text:style-name="T96"><text:tab/></text:span><text:span text:style-name="T96">messages := make([]string, 0, 1024)</text:span></text:p>
            <text:p text:style-name="P13"><text:span text:style-name="T96"><text:tab/></text:span><text:span text:style-name="T96">messages = append(messages, "OK")</text:span></text:p>
            <text:p text:style-name="P13"><text:span text:style-name="T95"/></text:p>
            <text:p text:style-name="P13"><text:span text:style-name="T214">map[</text:span><text:span text:style-name="T215">KeyType</text:span><text:span text:style-name="T214">]</text:span><text:span text:style-name="T215">ValueType</text:span><text:span text:style-name="T218"> // </text:span><text:span text:style-name="T217">хэш = ассоциативный массив = словарь:</text:span></text:p>
            <text:p text:style-name="P13"><text:span text:style-name="T94"/></text:p>
            <text:p text:style-name="P13"><text:span text:style-name="T94"><text:tab/></text:span><text:span text:style-name="T96">languages := map[string]int { "Go": 2007 }</text:span></text:p>
            <text:p text:style-name="P13"><text:span text:style-name="T96"><text:tab/></text:span><text:span text:style-name="T96">languages["Kotlin"] = 2011</text:span></text:p>
            <text:p text:style-name="P13"><text:span text:style-name="T96"/></text:p>
            <text:p text:style-name="P13"><text:span text:style-name="T96"><text:tab/></text:span><text:span text:style-name="T96">type Coordinates map[[2]float32]string</text:span></text:p>
            <text:p text:style-name="P13"><text:span text:style-name="T96"><text:tab/></text:span><text:span text:style-name="T96">places := make(Coordinates)</text:span><text:span text:style-name="T96"><text:tab/></text:span></text:p>
            <text:p text:style-name="P13"><text:span text:style-name="T96"><text:tab/></text:span><text:span text:style-name="T96">places[</text:span><text:span text:style-name="T99">location</text:span><text:span text:style-name="T96">] = "Шадринск"</text:span></text:p>
            <text:p text:style-name="P13"><text:span text:style-name="T96"><text:tab/></text:span><text:span text:style-name="T9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0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9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_других(&amp;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1" draw:text-style-name="P45" draw:layer="layout" svg:width="26.8cm" svg:height="13.108cm" svg:x="0.6cm" svg:y="2.1cm">
          <draw:text-box>
            <text:p text:style-name="P13"><text:span text:style-name="T96">// функция без возвращаемого значения = процедура</text:span></text:p>
            <text:p text:style-name="P13"><text:span text:style-name="T95"><text:tab/></text:span><text:span text:style-name="T95">func </text:span><text:span text:style-name="T99">debug</text:span><text:span text:style-name="T95">(</text:span><text:span text:style-name="T99">m</text:span><text:span text:style-name="T220"> </text:span><text:span text:style-name="T99">string</text:span><text:span text:style-name="T95">) {</text:span><text:span text:style-name="T96"> </text:span><text:span text:style-name="T99">println(m) </text:span><text:span text:style-name="T93">}</text:span></text:p>
            <text:p text:style-name="P13"><text:span text:style-name="T99"><text:tab/></text:span><text:span text:style-name="T99">debug</text:span><text:span text:style-name="T96">("побочный эффект"</text:span><text:span text:style-name="T221">)</text:span></text:p>
            <text:p text:style-name="P13"><text:span text:style-name="T94"/></text:p>
            <text:p text:style-name="P13"><text:span text:style-name="T96">// функция с одни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</text:span><text:span text:style-name="T99">error</text:span><text:span text:style-name="T95">) {</text:span><text:span text:style-name="T96"> e</text:span><text:span text:style-name="T99"> := database.update(u); return e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одним именованны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e</text:span><text:span text:style-name="T99"> error</text:span><text:span text:style-name="T95">) {</text:span><text:span text:style-name="T96"> </text:span><text:span text:style-name="T99">e = database.update(u); return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несколькими возвращаемыми значениями: возможно, именованными</text:span></text:p>
            <text:p text:style-name="P13"><text:span text:style-name="T95"><text:tab/></text:span><text:span text:style-name="T95">func </text:span><text:span text:style-name="T99">add</text:span><text:span text:style-name="T95">(</text:span><text:span text:style-name="T99">u User</text:span><text:span text:style-name="T95">)</text:span><text:span text:style-name="T220"> </text:span><text:span text:style-name="T95">(</text:span><text:span text:style-name="T99">id int, e error</text:span><text:span text:style-name="T95">) {</text:span><text:span text:style-name="T96"> </text:span><text:span text:style-name="T99">id, e =</text:span><text:span text:style-name="T220"> </text:span><text:span text:style-name="T99">database.insert(u); return id, e</text:span><text:span text:style-name="T96"> </text:span><text:span text:style-name="T93">}</text:span></text:p>
            <text:p text:style-name="P13"><text:span text:style-name="T99"><text:tab/></text:span><text:span text:style-name="T99">userId, err</text:span><text:span text:style-name="T96"> := </text:span><text:span text:style-name="T99">add</text:span><text:span text:style-name="T96">(</text:span><text:span text:style-name="T99">newUser</text:span><text:span text:style-name="T221">)</text:span><text:span text:style-name="T94"> </text:span></text:p>
            <text:p text:style-name="P13"><text:span text:style-name="T94"/></text:p>
            <text:p text:style-name="P13"><text:span text:style-name="T96">// функция с переменным списком параметров = variadic function</text:span></text:p>
            <text:p text:style-name="P13"><text:span text:style-name="T95"><text:tab/></text:span><text:span text:style-name="T95">func </text:span><text:span text:style-name="T99">saveAll</text:span><text:span text:style-name="T95">(</text:span><text:span text:style-name="T99">users ...User</text:span><text:span text:style-name="T95">)</text:span><text:span text:style-name="T220"> (</text:span><text:span text:style-name="T99">e []error)</text:span><text:span text:style-name="T95"> {</text:span><text:span text:style-name="T96"> </text:span><text:span text:style-name="T99">e = database.updateAll(users); return s</text:span><text:span text:style-name="T96"> </text:span><text:span text:style-name="T93">}</text:span></text:p>
            <text:p text:style-name="P13"><text:span text:style-name="T96"><text:tab/></text:span><text:span text:style-name="T99">arguments</text:span><text:span text:style-name="T96"> := </text:span><text:span text:style-name="T221">[</text:span><text:span text:style-name="T98">]User{user1, user2, user3}</text:span></text:p>
            <text:p text:style-name="P13"><text:span text:style-name="T99"><text:tab/></text:span><text:span text:style-name="T99">result1</text:span><text:span text:style-name="T96"> = </text:span><text:span text:style-name="T99">saveAll</text:span><text:span text:style-name="T96">(</text:span><text:span text:style-name="T99">arguments</text:span><text:span text:style-name="T96">...</text:span><text:span text:style-name="T221">) </text:span></text:p>
            <text:p text:style-name="P13"><text:span text:style-name="T99"><text:tab/></text:span><text:span text:style-name="T99">result2</text:span><text:span text:style-name="T96"> = </text:span><text:span text:style-name="T99">saveAll</text:span><text:span text:style-name="T96">(</text:span><text:span text:style-name="T99">user4, user5, user6</text:span><text:span text:style-name="T221">)</text:span></text:p>
            <text:p text:style-name="P13"><text:span text:style-name="T221"/></text:p>
            <text:p text:style-name="P13"><text:span text:style-name="T221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2" draw:text-style-name="P45" draw:layer="layout" svg:width="26.8cm" svg:height="13.269cm" svg:x="0.6cm" svg:y="2.1cm">
          <draw:text-box>
            <text:p text:style-name="P13"><text:span text:style-name="T214">type</text:span><text:span text:style-name="T216"> </text:span><text:span text:style-name="T218">ИмяТипа</text:span><text:span text:style-name="T216"> </text:span><text:span text:style-name="T214">func</text:span><text:span text:style-name="T216">(</text:span><text:span text:style-name="T218">типы, параметров</text:span><text:span text:style-name="T216">) (</text:span><text:span text:style-name="T218">типы, возвращаемых, значений)</text:span></text:p>
            <text:p text:style-name="P13"><text:span text:style-name="T96"/></text:p>
            <text:p text:style-name="P13"><text:span text:style-name="T96"><text:tab/></text:span><text:span text:style-name="T96">type </text:span><text:span text:style-name="T99">F1</text:span><text:span text:style-name="T96"> </text:span><text:span text:style-name="T95">func(int, int) int</text:span><text:span text:style-name="T96"><text:tab/></text:span><text:span text:style-name="T96"><text:tab/></text:span><text:span text:style-name="T96"><text:tab/></text:span><text:span text:style-name="T96">// тип функции = её сигнатура</text:span></text:p>
            <text:p text:style-name="P13"><text:span text:style-name="T96"/></text:p>
            <text:p text:style-name="P13"><text:span text:style-name="T96">// у любой функции есть тип, например: </text:span><text:span text:style-name="T95">func(int, int) int</text:span></text:p>
            <text:p text:style-name="P13"><text:span text:style-name="T96"><text:tab/></text:span><text:span text:style-name="T96">func </text:span><text:span text:style-name="T220">add</text:span><text:span text:style-name="T96">(x, y int) int { return x+y }</text:span><text:span text:style-name="T96"><text:tab/></text:span><text:span text:style-name="T96">// соответствует типу </text:span><text:span text:style-name="T99">F1</text:span></text:p>
            <text:p text:style-name="P13"><text:span text:style-name="T96"/></text:p>
            <text:p text:style-name="P13"><text:span text:style-name="T96">// функция как значение переменной</text:span></text:p>
            <text:p text:style-name="P13"><text:span text:style-name="T96"><text:tab/></text:span><text:span text:style-name="T96">var </text:span><text:span text:style-name="T99">f1</text:span><text:span text:style-name="T96"> </text:span><text:span text:style-name="T99">F1</text:span><text:span text:style-name="T96"> = add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присваивание объявленной функции</text:span></text:p>
            <text:p text:style-name="P13"><text:span text:style-name="T96"><text:tab/></text:span><text:span text:style-name="T99">fa</text:span><text:span text:style-name="T96"> := func() { println("anonymous") } // анонимная функция типа func()</text:span></text:p>
            <text:p text:style-name="P13"><text:span text:style-name="T96"/></text:p>
            <text:p text:style-name="P13"><text:span text:style-name="T96">// функция как возвращаемое значение</text:span></text:p>
            <text:p text:style-name="P13"><text:span text:style-name="T93"><text:tab/></text:span><text:span text:style-name="T93">func </text:span><text:span text:style-name="T222">returnsFunc</text:span><text:span text:style-name="T93">()</text:span><text:span text:style-name="T98"> F1</text:span><text:span text:style-name="T93"> {</text:span><text:span text:style-name="T221"> return add </text:span><text:span text:style-name="T93">}</text:span><text:span text:style-name="T94"><text:tab/></text:span><text:span text:style-name="T94">// </text:span></text:p>
            <text:p text:style-name="P13"><text:span text:style-name="T99"><text:tab/></text:span><text:span text:style-name="T99">f2</text:span><text:span text:style-name="T96"> := </text:span><text:span text:style-name="T99">returnsFunc</text:span><text:span text:style-name="T221">()</text:span></text:p>
            <text:p text:style-name="P13"><text:span text:style-name="T221"><text:tab/></text:span><text:span text:style-name="T221">y := </text:span><text:span text:style-name="T98">f2</text:span><text:span text:style-name="T221">(40, 2)</text:span></text:p>
            <text:p text:style-name="P13"><text:span text:style-name="T96"/></text:p>
            <text:p text:style-name="P13"><text:span text:style-name="T96">// функция как параметр</text:span></text:p>
            <text:p text:style-name="P13"><text:span text:style-name="T95"><text:tab/></text:span><text:span text:style-name="T95">func </text:span><text:span text:style-name="T220">receivesFunc</text:span><text:span text:style-name="T95">(</text:span><text:span text:style-name="T96">a, b int, f </text:span><text:span text:style-name="T99">F1</text:span><text:span text:style-name="T95">)</text:span><text:span text:style-name="T96"> (r </text:span><text:span text:style-name="T99">int</text:span><text:span text:style-name="T96">)</text:span><text:span text:style-name="T95"> {</text:span><text:span text:style-name="T96"> r:= f(a, b); return r </text:span><text:span text:style-name="T95">}</text:span></text:p>
            <text:p text:style-name="P13"><text:span text:style-name="T99"><text:tab/></text:span><text:span text:style-name="T99">sum</text:span><text:span text:style-name="T96"> = </text:span><text:span text:style-name="T99">receivesFunc</text:span><text:span text:style-name="T96">(</text:span><text:span text:style-name="T99">21, 21, add</text:span><text:span text:style-name="T96">) </text:span></text:p>
            <text:p text:style-name="P13"><text:span text:style-name="T99"><text:tab/></text:span><text:span text:style-name="T99">production</text:span><text:span text:style-name="T96"> = </text:span><text:span text:style-name="T99">receivesFunc</text:span><text:span text:style-name="T96">(</text:span><text:span text:style-name="T99">21, 21, </text:span><text:span text:style-name="T96">func</text:span><text:span text:style-name="T99">(x, y </text:span><text:span text:style-name="T96">int</text:span><text:span text:style-name="T99">) </text:span><text:span text:style-name="T96">int</text:span><text:span text:style-name="T99"> { return x*y } </text:span><text:span text:style-name="T96">) </text:span></text:p>
            <text:p text:style-name="P13"><text:span text:style-name="T96"/></text:p>
            <text:p text:style-name="P13"><text:span text:style-name="T96">// определение и вызов анонимной функции</text:span></text:p>
            <text:p text:style-name="P13"><text:span text:style-name="T96"><text:tab/></text:span><text:span text:style-name="T95">func() {</text:span><text:span text:style-name="T96"> println("lambda") </text:span><text:span text:style-name="T95">}()</text:span><text:span text:style-name="T96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3" draw:text-style-name="P60" draw:layer="layout" svg:width="26.8cm" svg:height="13.139cm" svg:x="0.6cm" svg:y="2.1cm">
          <draw:text-box>
            <text:p text:style-name="P13"><text:span text:style-name="T223">К любому типу данных можно присоединить поведение с</text:span><text:span text:style-name="T224"> помощью методов:</text:span></text:p>
            <text:p text:style-name="P13"><text:span text:style-name="T217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7"> </text:span><text:span text:style-name="T227">method</text:span><text:span text:style-name="T217">(</text:span><text:span text:style-name="T227">parameters</text:span><text:span text:style-name="T217">) </text:span><text:span text:style-name="T227">valueType</text:span><text:span text:style-name="T217"> { /* body */ }</text:span></text:p>
            <text:p text:style-name="P13"><text:span text:style-name="T191"/></text:p>
            <text:p text:style-name="P13"><text:span text:style-name="T149"><text:tab/></text:span><text:span text:style-name="T149">type </text:span><text:span text:style-name="T228">Celsius</text:span><text:span text:style-name="T149"> float32</text:span></text:p>
            <text:p text:style-name="P13"><text:span text:style-name="T149"><text:tab/></text:span><text:span text:style-name="T149">func (t </text:span><text:span text:style-name="T228">Celsius</text:span><text:span text:style-name="T149">) String() string { return fmt.Sprintf("%g°C", t) }</text:span></text:p>
            <text:p text:style-name="P13"><text:span text:style-name="T16"><text:tab/></text:span><text:span text:style-name="T16">var t </text:span><text:span text:style-name="T228">Celsius</text:span><text:span text:style-name="T149"> = 37.0</text:span></text:p>
            <text:p text:style-name="P13"><text:span text:style-name="T149"><text:tab/></text:span><text:span text:style-name="T149">println(t.String())</text:span><text:span text:style-name="T149"><text:tab/></text:span><text:span text:style-name="T149"><text:tab/></text:span><text:span text:style-name="T149">// 37°C</text:span></text:p>
            <text:p text:style-name="P13"><text:span text:style-name="T149"/></text:p>
            <text:p text:style-name="P13"><text:span text:style-name="T149"/></text:p>
            <text:p text:style-name="P13"><text:span text:style-name="T149"><text:tab/></text:span><text:span text:style-name="T149">type </text:span><text:span text:style-name="T150">Album</text:span><text:span text:style-name="T149"> struct { name, artist string; year, length int; media string }</text:span></text:p>
            <text:p text:style-name="P13"><text:span text:style-name="T16"><text:tab/></text:span><text:span text:style-name="T16">a := </text:span><text:span text:style-name="T147">Album</text:span><text:span text:style-name="T16">{"Pink Floyd", "Dark Side of the Moon", 1973, 44, "катушка 18 см</text:span><text:span text:style-name="T149">"}</text:span></text:p>
            <text:p text:style-name="P13"><text:span text:style-name="T149"/></text:p>
            <text:p text:style-name="P13"><text:span text:style-name="T149"><text:tab/></text:span><text:span text:style-name="T149">type </text:span><text:span text:style-name="T228">TapeRecorder</text:span><text:span text:style-name="T149"> struct {</text:span></text:p>
            <text:p text:style-name="P13"><text:span text:style-name="T149"><text:tab/></text:span><text:span text:style-name="T149"><text:tab/></text:span><text:span text:style-name="T149">Model string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func (r </text:span><text:span text:style-name="T228">TapeRecorder</text:span><text:span text:style-name="T149">) play(a Album) {</text:span></text:p>
            <text:p text:style-name="P13"><text:span text:style-name="T149"><text:tab/></text:span><text:span text:style-name="T149"><text:tab/></text:span><text:span text:style-name="T149">fmt.Printf("Playing album '%s' by '%s' for %d minutes...\n",</text:span></text:p>
            <text:p text:style-name="P13"><text:span text:style-name="T149"><text:tab/></text:span><text:span text:style-name="T149"><text:tab/></text:span><text:span text:style-name="T149"><text:tab/></text:span><text:span text:style-name="T149">a.name, a.artist, a.length)</text:span></text:p>
            <text:p text:style-name="P13"><text:span text:style-name="T149"><text:tab/></text:span><text:span text:style-name="T149">}</text:span></text:p>
            <text:p text:style-name="P13"><text:span text:style-name="T146"><text:tab/></text:span><text:span text:style-name="T146">recorder := </text:span><text:span text:style-name="T229">TapeRecorder</text:span><text:span text:style-name="T16">{model: "Нота 203-1 стерео</text:span><text:span text:style-name="T149">"}</text:span></text:p>
            <text:p text:style-name="P13"><text:span text:style-name="T149"><text:tab/></text:span><text:span text:style-name="T149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4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1">package user</text:span></text:p>
            <text:p text:style-name="P13"><text:span text:style-name="T16">type </text:span><text:span text:style-name="T229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9"> помощью методов: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Login() string { return u.login }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Email() string { return u.email }</text:span></text:p>
            <text:p text:style-name="P13"><text:span text:style-name="T149">func </text:span><text:span text:style-name="T148">(u *</text:span><text:span text:style-name="T228">User</text:span><text:span text:style-name="T148">)</text:span><text:span text:style-name="T149"> SetEmail(mailbox string) { u.email = mailbox }</text:span></text:p>
            <text:p text:style-name="P13"><text:span text:style-name="T149"/></text:p>
            <text:p text:style-name="P13"><text:span text:style-name="T149">// Это не конструктор, а обычная функция, которую можно назвать New или NewUser</text:span></text:p>
            <text:p text:style-name="P13"><text:span text:style-name="T149">func New(l, e string) (u </text:span><text:span text:style-name="T228">User</text:span><text:span text:style-name="T149">) { u = </text:span><text:span text:style-name="T228">User</text:span><text:span text:style-name="T149">{login: l, email: e}; return u }</text:span></text:p>
            <text:p text:style-name="P13"><text:span text:style-name="T149"/></text:p>
            <text:p text:style-name="P13"><text:span text:style-name="T148">package main</text:span></text:p>
            <text:p text:style-name="P13"><text:span text:style-name="T16">import </text:span><text:span text:style-name="T149">"sample/oop/</text:span><text:span text:style-name="T148">user</text:span><text:span text:style-name="T149">"</text:span></text:p>
            <text:p text:style-name="P13"><text:span text:style-name="T149">func main() {</text:span></text:p>
            <text:p text:style-name="P13"><text:span text:style-name="T149"><text:tab/></text:span><text:span text:style-name="T149">mike := </text:span><text:span text:style-name="T148">user</text:span><text:span text:style-name="T149">.New("mshock", "mshock@caiman-club.org")</text:span></text:p>
            <text:p text:style-name="P13"><text:span text:style-name="T149"><text:tab/></text:span><text:span text:style-name="T149">mike.SetEmail("</text:span><text:span text:style-name="T149"><text:a xlink:href="mailto:librarian@caiman-club.org" xlink:type="simple">librarian@caiman-club.org</text:a></text:span><text:span text:style-name="T149">") // static dispatch of methods</text:span></text:p>
            <text:p text:style-name="P13"><text:span text:style-name="T149"><text:tab/></text:span><text:span text:style-name="T149">fmt.Printf("'%v' '%v'\n", mike.Login(), mike.Email())</text:span></text:p>
            <text:p text:style-name="P13"><text:span text:style-name="T149">}</text:span><text:span text:style-name="T149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55">«Object- but not type-oriented»</text:span></text:p>
          <text:p text:style-name="P63"><text:span text:style-name="T155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5" draw:text-style-name="P64" draw:layer="layout" svg:width="26.8cm" svg:height="13.1cm" svg:x="0.6cm" svg:y="2.1cm">
          <draw:text-box>
            <text:p text:style-name="P13"><text:span text:style-name="T183">package user</text:span></text:p>
            <text:p text:style-name="P13"><text:span text:style-name="T180">type </text:span><text:span text:style-name="T230">UserRole</text:span><text:span text:style-name="T180"> struct {</text:span></text:p>
            <text:p text:style-name="P13"><text:span text:style-name="T180"><text:tab/></text:span><text:span text:style-name="T180">name string</text:span></text:p>
            <text:p text:style-name="P13"><text:span text:style-name="T180"><text:tab/></text:span><text:span text:style-name="T180">id <text:s text:c="2"/>int</text:span></text:p>
            <text:p text:style-name="P13"><text:span text:style-name="T180">}</text:span></text:p>
            <text:p text:style-name="P13"><text:span text:style-name="T180">func (r </text:span><text:span text:style-name="T230">UserRole</text:span><text:span text:style-name="T180">) </text:span><text:span text:style-name="T183">Role</text:span><text:span text:style-name="T180">() string { return r.name }</text:span></text:p>
            <text:p text:style-name="P13"><text:span text:style-name="T180"/></text:p>
            <text:p text:style-name="P13"><text:span text:style-name="T180">type </text:span><text:span text:style-name="T231">User</text:span><text:span text:style-name="T180"> struct { // struct embedding</text:span></text:p>
            <text:p text:style-name="P13"><text:span text:style-name="T180"><text:tab/></text:span><text:span text:style-name="T180">login, email string</text:span></text:p>
            <text:p text:style-name="P13"><text:span text:style-name="T180"><text:tab/></text:span><text:span text:style-name="T230">UserRole</text:span><text:span text:style-name="T230"><text:tab/></text:span><text:span text:style-name="T230"><text:tab/></text:span><text:span text:style-name="T180">// composition via struct embedding: описать anonymous field как имя типа</text:span></text:p>
            <text:p text:style-name="P13"><text:span text:style-name="T180">}</text:span></text:p>
            <text:p text:style-name="P13"><text:span text:style-name="T180">func New(l, e string) (u User) {</text:span></text:p>
            <text:p text:style-name="P13"><text:span text:style-name="T180"><text:tab/></text:span><text:span text:style-name="T180">u = User{login: l, email: e, </text:span><text:span text:style-name="T230">UserRole</text:span><text:span text:style-name="T180">: </text:span><text:span text:style-name="T231">UserRole{"Гость", 9} </text:span><text:span text:style-name="T180">}</text:span></text:p>
            <text:p text:style-name="P13"><text:span text:style-name="T180"><text:tab/></text:span><text:span text:style-name="T180">return u</text:span></text:p>
            <text:p text:style-name="P13"><text:span text:style-name="T180">}</text:span></text:p>
            <text:p text:style-name="P13"><text:span text:style-name="T183"/></text:p>
            <text:p text:style-name="P13"><text:span text:style-name="T183">package main</text:span></text:p>
            <text:p text:style-name="P13"><text:span text:style-name="T177">func main() {</text:span></text:p>
            <text:p text:style-name="P13"><text:span text:style-name="T177"><text:tab/></text:span><text:span text:style-name="T177">vlad := user.New("pirogov", "chairman@caiman-club.org")</text:span></text:p>
            <text:p text:style-name="P13"><text:span text:style-name="T177"/></text:p>
            <text:p text:style-name="P13"><text:span text:style-name="T180"><text:tab/></text:span><text:span text:style-name="T180">fmt.Printf("'%v' '%v' </text:span><text:span text:style-name="T177">'%v'\n", vlad.Login(), vlad.Email(), vlad.</text:span><text:span text:style-name="T178">Role</text:span><text:span text:style-name="T177">())</text:span></text:p>
            <text:p text:style-name="P13"><text:span text:style-name="T177">}</text:span></text:p>
            <text:p text:style-name="P13"><text:span text:style-name="T18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7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9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9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96"/></text:p>
            <text:p text:style-name="P13"><text:span text:style-name="T180"><text:tab/></text:span><text:span text:style-name="T180">var icq, skype, whatsapp, viber, signal, discord </text:span><text:span text:style-name="T231">Messenger</text:span><text:span text:style-name="T180"> <text:s/></text:span></text:p>
            <text:p text:style-name="P13"><text:span text:style-name="T180">// Объявлены переменные абстрактного типа, которым можно присваивать значения типов,</text:span></text:p>
            <text:p text:style-name="P13"><text:span text:style-name="T180">// соответствующих контракту (интерфейсу);</text:span></text:p>
            <text:p text:style-name="P13"><text:span text:style-name="T180">// но пока у них нет конкретного типа (реализации), а значение = nil</text:span></text:p>
            <text:p text:style-name="P13"><text:span text:style-name="T180"/></text:p>
            <text:p text:style-name="P13"><text:span text:style-name="T180">// Конкретный тип будет </text:span><text:span text:style-name="T231">неявно</text:span><text:span text:style-name="T180"> соответствовать ранее описанному <text:s/>интерфейсу,</text:span></text:p>
            <text:p text:style-name="P13"><text:span text:style-name="T180">// если реализует все методы этого интерфейса</text:span></text:p>
            <text:p text:style-name="P13"><text:span text:style-name="T180"><text:tab/></text:span><text:span text:style-name="T180">type </text:span><text:span text:style-name="T231">Telegram</text:span><text:span text:style-name="T180"> struct { api TelegramAPI }</text:span><text:span text:style-name="T180"><text:tab/></text:span><text:span text:style-name="T180"><text:tab/></text:span><text:span text:style-name="T180"> 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Send</text:span><text:span text:style-name="T180">(u, m string) (e error) { e = api.send(u, m); return e }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Receive</text:span><text:span text:style-name="T180">() (m string, e error) { m, e = api.receive(); return m, e }</text:span></text:p>
            <text:p text:style-name="P13"><text:span text:style-name="T180"/></text:p>
            <text:p text:style-name="P13"><text:span text:style-name="T180">// у абстрактного типа </text:span><text:span text:style-name="T231">динамически</text:span><text:span text:style-name="T180"> появляется конкретный тип (underlying type) и значение</text:span></text:p>
            <text:p text:style-name="P13"><text:span text:style-name="T180"><text:tab/></text:span><text:span text:style-name="T180">var telegram </text:span><text:span text:style-name="T231">Messenger</text:span><text:span text:style-name="T180"> = </text:span><text:span text:style-name="T231">Telegram</text:span><text:span text:style-name="T180">{ api: tg.NewClient(userID) }</text:span></text:p>
            <text:p text:style-name="P13"><text:span text:style-name="T180"><text:tab/></text:span><text:span text:style-name="T180">telegram.Send(</text:span><text:span text:style-name="T181">"@pirogov", "Знакомство с языком Go"</text:span><text:span text:style-name="T180">)</text:span><text:span text:style-name="T180"><text:tab/></text:span><text:span text:style-name="T180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51"/></text:p>
            <text:p text:style-name="P13"><text:span text:style-name="T151"><text:tab/></text:span><text:span text:style-name="T16">type </text:span><text:span text:style-name="T147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7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51"><text:tab/></text:span><text:span text:style-name="T151">type </text:span><text:span text:style-name="T16">File</text:span><text:span text:style-name="T151"> interface{ </text:span></text:p>
            <text:p text:style-name="P13"><text:span text:style-name="T16"><text:tab/></text:span><text:span text:style-name="T16"><text:tab/></text:span><text:span text:style-name="T14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1"><text:tab/></text:span><text:span text:style-name="T151">}</text:span></text:p>
            <text:p text:style-name="P13"><text:span text:style-name="T151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7">Telegram</text:span><text:span text:style-name="T16"> struct { /* ... */ }</text:span></text:p>
            <text:p text:style-name="P13"><text:span text:style-name="T96"><text:tab/></text:span><text:span text:style-name="T96">func (t </text:span><text:span text:style-name="T99">Telegram</text:span><text:span text:style-name="T96">) </text:span><text:span text:style-name="T220">Read</text:span><text:span text:style-name="T96">(b</text:span><text:span text:style-name="T16"> []byte) (int, error)</text:span><text:span text:style-name="T96"> { </text:span><text:span text:style-name="T16">/* ... */</text:span><text:span text:style-name="T96"> }</text:span></text:p>
            <text:p text:style-name="P13"><text:span text:style-name="T96"><text:tab/></text:span></text:p>
            <text:p text:style-name="P13"><text:span text:style-name="T151"/></text:p>
            <text:p text:style-name="P13"><text:span text:style-name="T188">// </text:span><text:span text:style-name="T189">any == </text:span><text:span text:style-name="T151">interface{}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</text:span><text:span text:style-name="T188">пустой интерфейс</text:span></text:p>
            <text:p text:style-name="P13"><text:span text:style-name="T151"><text:tab/></text:span><text:span text:style-name="T151">type </text:span><text:span text:style-name="T147">AnyTypeSatisfyMe</text:span><text:span text:style-name="T151"> interface{}</text:span><text:span text:style-name="T151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6">type </text:span><text:span text:style-name="T160">Flyer</text:span><text:span text:style-name="T96"> interface { </text:span><text:span text:style-name="T160">fly</text:span><text:span text:style-name="T233">()</text:span><text:span text:style-name="T96"> string }</text:span><text:span text:style-name="T96"><text:tab/></text:span><text:span text:style-name="T96"><text:tab/></text:span><text:span text:style-name="T96"><text:tab/></text:span><text:span text:style-name="T96"> <text:s text:c="3"/>// 1-й интерфейс с методом</text:span></text:p>
            <text:p text:style-name="P13"><text:span text:style-name="T233">// все типы, которые реализуют метод fly(), будут соответствовать типу </text:span><text:span text:style-name="T160">Flyer</text:span></text:p>
            <text:p text:style-name="P13"><text:span text:style-name="T96"/></text:p>
            <text:p text:style-name="P13"><text:span text:style-name="T96">type </text:span><text:span text:style-name="T99">Bird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 <text:s text:c="3"/>// пользовательский тип </text:span><text:span text:style-name="T99">Bird</text:span></text:p>
            <text:p text:style-name="P13"><text:span text:style-name="T96">func (b </text:span><text:span text:style-name="T99">Bird</text:span><text:span text:style-name="T96">)</text:span><text:span text:style-name="T160">fly</text:span><text:span text:style-name="T96">() string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соответствует интерфейсу </text:span><text:span text:style-name="T99">Flyer</text:span></text:p>
            <text:p text:style-name="P13"><text:span text:style-name="T96"><text:s text:c="4"/></text:span><text:span text:style-name="T96">return "flying..."</text:span></text:p>
            <text:p text:style-name="P13"><text:span text:style-name="T96">}</text:span></text:p>
            <text:p text:style-name="P13"><text:span text:style-name="T96"/></text:p>
            <text:p text:style-name="P13"><text:span text:style-name="T96">type </text:span><text:span text:style-name="T99">Swimmer</text:span><text:span text:style-name="T96"> interface { </text:span><text:span text:style-name="T99">swim</text:span><text:span text:style-name="T96">() string }</text:span><text:span text:style-name="T96"><text:tab/></text:span><text:span text:style-name="T96"> <text:s text:c="7"/>// 2-й интерфейс с методом</text:span></text:p>
            <text:p text:style-name="P13"><text:span text:style-name="T96"/></text:p>
            <text:p text:style-name="P13"><text:span text:style-name="T96">type </text:span><text:span text:style-name="T99">Penguin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// пользовательский тип </text:span><text:span text:style-name="T99">Penguin</text:span></text:p>
            <text:p text:style-name="P13"><text:span text:style-name="T96">func (f </text:span><text:span text:style-name="T99">Penguin</text:span><text:span text:style-name="T96">)</text:span><text:span text:style-name="T99">swim</text:span><text:span text:style-name="T96">() string { return "swimming..." } <text:s text:c="10"/>// соответствует сразу</text:span></text:p>
            <text:p text:style-name="P13"><text:span text:style-name="T96">func (b </text:span><text:span text:style-name="T99">Penguin</text:span><text:span text:style-name="T96">)</text:span><text:span text:style-name="T160">fly</text:span><text:span text:style-name="T233">()</text:span><text:span text:style-name="T96"> string { return "I can fly under water!" } // двум интерфейсам</text:span></text:p>
            <text:p text:style-name="P13"><text:span text:style-name="T96"/></text:p>
            <text:p text:style-name="P13"><text:span text:style-name="T96"><text:tab/></text:span><text:span text:style-name="T96">var s = </text:span><text:span text:style-name="T234">Bird</text:span><text:span text:style-name="T96">{"</text:span><text:span text:style-name="T235">Sparrow</text:span><text:span text:style-name="T96">"}</text:span></text:p>
            <text:p text:style-name="P13"><text:span text:style-name="T96"><text:tab/></text:span><text:span text:style-name="T96">var p = </text:span><text:span text:style-name="T234">Penguin</text:span><text:span text:style-name="T96">{"Gentoo"}</text:span></text:p>
            <text:p text:style-name="P13"><text:span text:style-name="T96"/></text:p>
            <text:p text:style-name="P13"><text:span text:style-name="T96"><text:tab/></text:span><text:span text:style-name="T96">birds := []</text:span><text:span text:style-name="T160">Flyer</text:span><text:span text:style-name="T96">{s, p, Bird{"Dove"}}</text:span><text:span text:style-name="T96"><text:tab/></text:span><text:span text:style-name="T96"><text:tab/></text:span><text:span text:style-name="T96"><text:tab/></text:span><text:span text:style-name="T96">// </text:span><text:span text:style-name="T99">Flyer</text:span><text:span text:style-name="T96"> — это тип данных <text:s/></text:span></text:p>
            <text:p text:style-name="P13"><text:span text:style-name="T96"><text:tab/></text:span><text:span text:style-name="T96">for _, b := range birds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polymorphism</text:span></text:p>
            <text:p text:style-name="P13"><text:span text:style-name="T96"><text:s text:c="4"/></text:span><text:span text:style-name="T96"><text:tab/></text:span><text:span text:style-name="T96"><text:tab/></text:span><text:span text:style-name="T96">fmt.Println(b, b.</text:span><text:span text:style-name="T233">fly()</text:span><text:span text:style-name="T96">)</text:span></text:p>
            <text:p text:style-name="P13"><text:span text:style-name="T96"><text:tab/></text:span><text:span text:style-name="T9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9" draw:text-style-name="P65" draw:layer="layout" svg:width="26.8cm" svg:height="13.156cm" svg:x="0.7cm" svg:y="2.1cm">
          <draw:text-box>
            <text:p text:style-name="P13"><text:span text:style-name="T139">// чтобы отсортировать список, нужно 3 функции</text:span></text:p>
            <text:p text:style-name="P13"><text:span text:style-name="T139">type </text:span><text:span text:style-name="T236">sortable</text:span><text:span text:style-name="T139"> interface {</text:span></text:p>
            <text:p text:style-name="P13"><text:span text:style-name="T139"><text:tab/></text:span><text:span text:style-name="T237">LessEqual</text:span><text:span text:style-name="T139">(i, j int) bool</text:span><text:span text:style-name="T139"><text:tab/></text:span><text:span text:style-name="T139"><text:tab/></text:span><text:span text:style-name="T139">// сравнить элементы</text:span></text:p>
            <text:p text:style-name="P13"><text:span text:style-name="T139"><text:tab/></text:span><text:span text:style-name="T237">Len</text:span><text:span text:style-name="T139">() int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узнать длину списка</text:span></text:p>
            <text:p text:style-name="P13"><text:span text:style-name="T139"><text:tab/></text:span><text:span text:style-name="T237">Swap</text:span><text:span text:style-name="T139">(i, j int)</text:span><text:span text:style-name="T139"><text:tab/></text:span><text:span text:style-name="T139"><text:tab/></text:span><text:span text:style-name="T139"><text:tab/></text:span><text:span text:style-name="T139"><text:tab/></text:span><text:span text:style-name="T139">// поменять элементы местами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</text:span><text:span text:style-name="T237">ListOfIntegers</text:span><text:span text:style-name="T139"> []int</text:span></text:p>
            <text:p text:style-name="P13"><text:span text:style-name="T139">func (l ListOfIntegers) </text:span><text:span text:style-name="T237">LessEqual</text:span><text:span text:style-name="T139">(i, j int) bool { return l[i] &lt;= l[j] }</text:span></text:p>
            <text:p text:style-name="P13"><text:span text:style-name="T139">func (l ListOfIntegers) </text:span><text:span text:style-name="T237">Len</text:span><text:span text:style-name="T139">() int { return len(l) }</text:span></text:p>
            <text:p text:style-name="P13"><text:span text:style-name="T139">func (l ListOfIntegers) </text:span><text:span text:style-name="T237">Swap</text:span><text:span text:style-name="T139">(i, j int) { l[i], l[j] = l[j], l[i]; return }</text:span></text:p>
            <text:p text:style-name="P13"><text:span text:style-name="T139"/></text:p>
            <text:p text:style-name="P13"><text:span text:style-name="T139">func sortIntegers() {</text:span></text:p>
            <text:p text:style-name="P13"><text:span text:style-name="T139"><text:tab/></text:span><text:span text:style-name="T139">ints := ListOfIntegers{123, 789, 234, 987, 345, 890, 567, 678, 456, 876, 765, 654, 543, 432, 321}</text:span></text:p>
            <text:p text:style-name="P13"><text:span text:style-name="T139"><text:tab/></text:span><text:span text:style-name="T238">QuickSort(ints, true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vampires []vampire</text:span></text:p>
            <text:p text:style-name="P13"><text:span text:style-name="T139">type vampire struct {</text:span></text:p>
            <text:p text:style-name="P13"><text:span text:style-name="T139"><text:tab/></text:span><text:span text:style-name="T139">name <text:s text:c="8"/>string</text:span></text:p>
            <text:p text:style-name="P13"><text:span text:style-name="T139"><text:tab/></text:span><text:span text:style-name="T139">prefersWomen bool</text:span></text:p>
            <text:p text:style-name="P13"><text:span text:style-name="T139"><text:tab/></text:span><text:span text:style-name="T139">killCount <text:s text:c="3"/>int</text:span></text:p>
            <text:p text:style-name="P13"><text:span text:style-name="T139">}</text:span></text:p>
            <text:p text:style-name="P13"><text:span text:style-name="T139">func (v vampires) </text:span><text:span text:style-name="T237">LessEqual</text:span><text:span text:style-name="T139">(i, j int) bool { return v[i].killCount &lt;= v[j].killCount }</text:span></text:p>
            <text:p text:style-name="P13"><text:span text:style-name="T139">func (v vampires) </text:span><text:span text:style-name="T237">Len</text:span><text:span text:style-name="T139">() int { return len(v) }</text:span></text:p>
            <text:p text:style-name="P13"><text:span text:style-name="T139">func (v vampires) </text:span><text:span text:style-name="T237">Swap</text:span><text:span text:style-name="T139">(i, j int) { v[i], v[j] = v[j], v[i] }</text:span></text:p>
            <text:p text:style-name="P13"><text:span text:style-name="T139"/></text:p>
            <text:p text:style-name="P13"><text:span text:style-name="T139">var vampz vampires = vampires{vampire{"Dracula", true, 100001}, </text:span><text:span text:style-name="T139"><text:tab/></text:span><text:span text:style-name="T139">vampire{"Sava Savanović", false, 3}}</text:span></text:p>
            <text:p text:style-name="P13"><text:span text:style-name="T139">// </text:span><text:span text:style-name="T238">QuickSort(vampz, false)</text:span></text:p>
          </draw:text-box>
        </draw:frame>
        <draw:frame draw:style-name="gr80" draw:text-style-name="P66" draw:layer="layout" svg:width="19cm" svg:height="3.366cm" svg:x="8.6cm" svg:y="8.714cm">
          <draw:text-box>
            <text:p text:style-name="P13"><text:span text:style-name="T139">func </text:span><text:span text:style-name="T238">QuickSort(s </text:span><text:span text:style-name="T239">sortable</text:span><text:span text:style-name="T238">, isAscending bool)</text:span><text:span text:style-name="T139"> {</text:span></text:p>
            <text:p text:style-name="P13"><text:span text:style-name="T139"><text:tab/></text:span><text:span text:style-name="T139">sort(s, 0, s.</text:span><text:span text:style-name="T237">Len</text:span><text:span text:style-name="T139">()-1, isAscending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func sort(s </text:span><text:span text:style-name="T240">sortable</text:span><text:span text:style-name="T139">, start, end int, isAscending bool) { /* ... */ }</text:span></text:p>
            <text:p text:style-name="P13"><text:span text:style-name="T139"/></text:p>
            <text:p text:style-name="P13"><text:span text:style-name="T139">func partition(s </text:span><text:span text:style-name="T240">sortable</text:span><text:span text:style-name="T139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1" draw:text-style-name="P67" draw:layer="layout" svg:width="26.8cm" svg:height="12.9cm" svg:x="0.6cm" svg:y="2.1cm">
          <draw:text-box>
            <text:p text:style-name="P13"><text:span text:style-name="T207">func </text:span><text:span text:style-name="T241">QuickSort(s </text:span><text:span text:style-name="T242">sortable</text:span><text:span text:style-name="T241">, isAscending bool)</text:span><text:span text:style-name="T207"> {</text:span></text:p>
            <text:p text:style-name="P13"><text:span text:style-name="T207"><text:tab/></text:span><text:span text:style-name="T207">sort(s, 0, s.</text:span><text:span text:style-name="T243">Len</text:span><text:span text:style-name="T207">()-1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sort(s </text:span><text:span text:style-name="T206">sortable</text:span><text:span text:style-name="T207">, start, end int, isAscending bool) {</text:span></text:p>
            <text:p text:style-name="P13"><text:span text:style-name="T207"><text:tab/></text:span><text:span text:style-name="T207">if start &gt;= end {</text:span></text:p>
            <text:p text:style-name="P13"><text:span text:style-name="T207"><text:tab/></text:span><text:span text:style-name="T207"><text:tab/></text:span><text:span text:style-name="T207">return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pivot := partition(s, start, end, isAscending)</text:span></text:p>
            <text:p text:style-name="P13"><text:span text:style-name="T207"><text:tab/></text:span><text:span text:style-name="T207">sort(s, start, pivot-1, isAscending)</text:span></text:p>
            <text:p text:style-name="P13"><text:span text:style-name="T207"><text:tab/></text:span><text:span text:style-name="T207">sort(s, pivot+1, end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partition(s </text:span><text:span text:style-name="T206">sortable</text:span><text:span text:style-name="T207">, start, end int, isAscending bool) int {</text:span></text:p>
            <text:p text:style-name="P13"><text:span text:style-name="T207"><text:tab/></text:span><text:span text:style-name="T207">pivot := end</text:span></text:p>
            <text:p text:style-name="P13"><text:span text:style-name="T207"><text:tab/></text:span><text:span text:style-name="T207">partitionIndex := start</text:span></text:p>
            <text:p text:style-name="P13"><text:span text:style-name="T207"><text:tab/></text:span><text:span text:style-name="T207">for current := start; current &lt; end; current++ {</text:span></text:p>
            <text:p text:style-name="P13"><text:span text:style-name="T207"><text:tab/></text:span><text:span text:style-name="T207"><text:tab/></text:span><text:span text:style-name="T207">if (isAscending &amp;&amp; s.</text:span><text:span text:style-name="T243">LessEqual</text:span><text:span text:style-name="T207">(current, pivot)) || </text:span></text:p>
            <text:p text:style-name="P13"><text:span text:style-name="T207"><text:s text:c="14"/></text:span><text:span text:style-name="T207">(!isAscending &amp;&amp; !s.</text:span><text:span text:style-name="T243">LessEqual</text:span><text:span text:style-name="T207">(current, pivot)) {</text:span></text:p>
            <text:p text:style-name="P13"><text:span text:style-name="T207"><text:tab/></text:span><text:span text:style-name="T207"><text:tab/></text:span><text:span text:style-name="T207"><text:tab/></text:span><text:span text:style-name="T207">s.Swap(current, partitionIndex)</text:span></text:p>
            <text:p text:style-name="P13"><text:span text:style-name="T207"><text:tab/></text:span><text:span text:style-name="T207"><text:tab/></text:span><text:span text:style-name="T207"><text:tab/></text:span><text:span text:style-name="T207">partitionIndex++</text:span></text:p>
            <text:p text:style-name="P13"><text:span text:style-name="T207"><text:tab/></text:span><text:span text:style-name="T207"><text:tab/></text:span><text:span text:style-name="T207">}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s.</text:span><text:span text:style-name="T243">Swap</text:span><text:span text:style-name="T207">(partitionIndex, pivot)</text:span></text:p>
            <text:p text:style-name="P13"><text:span text:style-name="T207"><text:tab/></text:span><text:span text:style-name="T207">return partitionIndex</text:span></text:p>
            <text:p text:style-name="P13"><text:span text:style-name="T2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2" draw:text-style-name="P59" draw:layer="layout" svg:width="26.8cm" svg:height="13.237cm" svg:x="0.6cm" svg:y="2.1cm">
          <draw:text-box>
            <text:p text:style-name="P13"><text:span text:style-name="T96">// Generics описываются с помощью ограничений (constraints) на обобщённый тип в функции:</text:span></text:p>
            <text:p text:style-name="P13"><text:span text:style-name="T95"/></text:p>
            <text:p text:style-name="P13"><text:span text:style-name="T180">func </text:span><text:span text:style-name="T231">Fir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// пустой результат и ошибка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0], err</text:span><text:span text:style-name="T180"><text:tab/></text:span><text:span text:style-name="T180">// 1-й элемент и nil (ошибки нет)</text:span></text:p>
            <text:p text:style-name="P13"><text:span text:style-name="T180">}</text:span></text:p>
            <text:p text:style-name="P13"><text:span text:style-name="T180">func </text:span><text:span text:style-name="T231">La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len(a)-1], err</text:span><text:span text:style-name="T180"><text:tab/></text:span><text:span text:style-name="T180">// последнийй элемент и nil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<text:tab/></text:span><text:span text:style-name="T180">sliceOfIntegers := []int{1, 2, 3, 4, 5}</text:span></text:p>
            <text:p text:style-name="P13"><text:span text:style-name="T180"/></text:p>
            <text:p text:style-name="P13"><text:span text:style-name="T180"><text:tab/></text:span><text:span text:style-name="T180">// если тип параметра можно вывести из переменной, то его можно не указывать</text:span></text:p>
            <text:p text:style-name="P13"><text:span text:style-name="T180"><text:tab/></text:span><text:span text:style-name="T180">first, err := </text:span><text:span text:style-name="T231">First</text:span><text:span text:style-name="T244">[int]</text:span><text:span text:style-name="T180">(sliceOfIntegers)</text:span></text:p>
            <text:p text:style-name="P13"><text:span text:style-name="T180"><text:tab/></text:span><text:span text:style-name="T180">last, err := </text:span><text:span text:style-name="T231">Last</text:span><text:span text:style-name="T180">(sliceOfIntegers)</text:span></text:p>
            <text:p text:style-name="P13"><text:span text:style-name="T180"/></text:p>
            <text:p text:style-name="P13"><text:span text:style-name="T180"><text:tab/></text:span><text:span text:style-name="T180">sliceOfStrings := []string{"Вышел", "зайчик", "погулять"}</text:span></text:p>
            <text:p text:style-name="P13"><text:span text:style-name="T180"/></text:p>
            <text:p text:style-name="P13"><text:span text:style-name="T180"><text:tab/></text:span><text:span text:style-name="T180">fmt.Println(</text:span><text:span text:style-name="T231">First</text:span><text:span text:style-name="T180">(sliceOfStrings))</text:span></text:p>
            <text:p text:style-name="P13"><text:span text:style-name="T180"><text:tab/></text:span><text:span text:style-name="T180">fmt.Println(</text:span><text:span text:style-name="T231">Last</text:span><text:span text:style-name="T244">[string]</text:span><text:span text:style-name="T180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3" draw:text-style-name="P60" draw:layer="layout" svg:width="26.8cm" svg:height="13.136cm" svg:x="0.6cm" svg:y="2.1cm">
          <draw:text-box>
            <text:p text:style-name="P18"><text:span text:style-name="T224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7"><text:tab/></text:span><text:span text:style-name="T217"><text:tab/></text:span><text:span text:style-name="T217">// site/path/packageName</text:span></text:p>
            <text:p text:style-name="P13"><text:span text:style-name="T66"/></text:p>
            <text:p text:style-name="P18"><text:span text:style-name="T65">Пакет — единица видимости имён (</text:span><text:span text:style-name="T66">типов, констант, переменных, полей, функций):</text:span></text:p>
            <text:list text:style-name="L1">
              <text:list-item>
                <text:p text:style-name="P13"><text:span text:style-name="T66">Все имена <text:s/>видны во всех файлах одного пакета.</text:span></text:p>
              </text:list-item>
              <text:list-item>
                <text:p text:style-name="P18"><text:span text:style-name="T66">Имена в пакете, начинающиеся </text:span><text:span text:style-name="T168">с Заглавной буквы</text:span><text:span text:style-name="T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203">"</text:span><text:span text:style-name="T245">packageName</text:span><text:span text:style-name="T203">"</text:span><text:span text:style-name="T203"><text:tab/></text:span><text:span text:style-name="T203">// это строка</text:span></text:p>
            <text:p text:style-name="P13"><text:span text:style-name="T203"/></text:p>
            <text:p text:style-name="P13"><text:span text:style-name="T246"><text:tab/></text:span><text:span text:style-name="T246">var result </text:span><text:span text:style-name="T247">packageName.Type =</text:span><text:span text:style-name="T246"> </text:span><text:span text:style-name="T247">packageName.Func(packageName.Const, </text:span><text:span text:style-name="T248">packageName.Var)</text:span></text:p>
            <text:p text:style-name="P13"><text:span text:style-name="T94"/></text:p>
            <text:p text:style-name="P18"><text:span text:style-name="T65">Пакет </text:span><text:span text:style-name="T189">main</text:span><text:span text:style-name="T65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6">обычно, в </text:span><text:span text:style-name="T191">main.go</text:span><text:span text:style-name="T66">) этого пакета должна быть функция </text:span><text:span text:style-name="T204">main()</text:span><text:span text:style-name="T66">.</text:span></text:p>
            <text:p text:style-name="P18"><text:span text:style-name="T66"/></text:p>
            <text:p text:style-name="P18"><text:span text:style-name="T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8"><text:span text:style-name="T174">Dependencies in Go</text:span></text:p>
            <text:p text:style-name="P18"><text:span text:style-name="T249">An import declaration is used to express a dependency on another package:</text:span></text:p>
            <text:p text:style-name="P18"><text:span text:style-name="T174"/></text:p>
            <text:p text:style-name="P18"><text:span text:style-name="T208">import "net/rpc"</text:span></text:p>
            <text:p text:style-name="P18"><text:span text:style-name="T249">Here, the importing package depends on the Go package "</text:span><text:span text:style-name="T250">rpc</text:span><text:span text:style-name="T249">".</text:span></text:p>
            <text:p text:style-name="P18"><text:span text:style-name="T174"/></text:p>
            <text:p text:style-name="P18"><text:span text:style-name="T249">The </text:span><text:span text:style-name="T251">import path</text:span><text:span text:style-name="T249"> ("</text:span><text:span text:style-name="T250">net/rpc</text:span><text:span text:style-name="T249">") uniquely identifies a package; multiple packages may have the same name, but they all reside at different locations (directories).</text:span></text:p>
            <text:p text:style-name="P18"><text:span text:style-name="T174"/></text:p>
            <text:p text:style-name="P18"><text:span text:style-name="T249">By convention, the package name matches the last element of the import path (here: "rpc").</text:span></text:p>
            <text:p text:style-name="P18"><text:span text:style-name="T174"/></text:p>
            <text:p text:style-name="P18"><text:span text:style-name="T249">Exported functionality of the rpc package is available via the package qualifier (rpc):</text:span></text:p>
            <text:p text:style-name="P18"><text:span text:style-name="T174"/></text:p>
            <text:p text:style-name="P18"><text:span text:style-name="T208">rpc.Call</text:span></text:p>
            <text:p text:style-name="P18"><text:span text:style-name="T208"/></text:p>
            <text:p text:style-name="P18"><text:span text:style-name="T208">Importing a package means reading a package's exported API.</text:span></text:p>
            <text:p text:style-name="P18"><text:span text:style-name="T208"/></text:p>
            <text:p text:style-name="P18"><text:span text:style-name="T208">This export information is self-contained. For instance:</text:span></text:p>
            <text:p text:style-name="P18"><text:span text:style-name="T208"/></text:p>
            <text:p text:style-name="P18"><text:span text:style-name="T208">A imports B</text:span></text:p>
            <text:p text:style-name="P18"><text:span text:style-name="T208">B imports C</text:span></text:p>
            <text:p text:style-name="P18"><text:span text:style-name="T208">B exports contain references to C</text:span></text:p>
            <text:p text:style-name="P18"><text:span text:style-name="T208">B's export data contains all necessary information about C. There is no need for a compiler to read the export data of C.</text:span></text:p>
            <text:p text:style-name="P18"><text:span text:style-name="T208"/></text:p>
            <text:p text:style-name="P18"><text:span text:style-name="T208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5" draw:text-style-name="P59" draw:layer="layout" svg:width="26.8cm" svg:height="13.151cm" svg:x="0.6cm" svg:y="2.1cm">
          <draw:text-box>
            <text:p text:style-name="P13"><text:span text:style-name="T182">Naming: An excursion</text:span></text:p>
            <text:p text:style-name="P13"><text:span text:style-name="T182">How names work in a programming language is critical to readability.</text:span></text:p>
            <text:p text:style-name="P13"><text:span text:style-name="T182">Scopes control how names work.</text:span></text:p>
            <text:p text:style-name="P13"><text:span text:style-name="T182"/></text:p>
            <text:p text:style-name="P13"><text:span text:style-name="T182">Go has very simple scope hierarchy:</text:span></text:p>
            <text:list text:style-name="L1">
              <text:list-item>
                <text:p text:style-name="P13"><text:span text:style-name="T182">universe</text:span></text:p>
              </text:list-item>
              <text:list-item>
                <text:p text:style-name="P13"><text:span text:style-name="T182">package</text:span></text:p>
              </text:list-item>
              <text:list-item>
                <text:p text:style-name="P13"><text:span text:style-name="T182">file (for imports only)</text:span></text:p>
              </text:list-item>
              <text:list-item>
                <text:p text:style-name="P13"><text:span text:style-name="T182">function</text:span></text:p>
              </text:list-item>
              <text:list-item>
                <text:p text:style-name="P13"><text:span text:style-name="T182">block</text:span></text:p>
              </text:list-item>
            </text:list>
            <text:p text:style-name="P13"><text:span text:style-name="T182"/></text:p>
            <text:p text:style-name="P13"><text:span text:style-name="T182">Locality scales</text:span></text:p>
            <text:p text:style-name="P13"><text:span text:style-name="T182">No surprises when importing:</text:span></text:p>
            <text:p text:style-name="P13"><text:span text:style-name="T182"/></text:p>
            <text:p text:style-name="P13"><text:span text:style-name="T182">Adding an exported name to my package cannot break your package!</text:span></text:p>
            <text:p text:style-name="P13"><text:span text:style-name="T182">Names do not leak across boundaries.</text:span></text:p>
            <text:p text:style-name="P13"><text:span text:style-name="T182"/></text:p>
            <text:p text:style-name="P13"><text:span text:style-name="T182">In C, C++, Java the name y could refer to anything.</text:span></text:p>
            <text:p text:style-name="P13"><text:span text:style-name="T182">In Go, y (or even Y) is always defined within the package.</text:span></text:p>
            <text:p text:style-name="P13"><text:span text:style-name="T182">In Go, x.Y is clear: find x locally, Y belongs to it, and there is only one such Y.</text:span></text:p>
            <text:p text:style-name="P13"><text:span text:style-name="T182"/></text:p>
            <text:p text:style-name="P13"><text:span text:style-name="T18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4"/></text:p>
            <text:p text:style-name="P18"><text:span text:style-name="T65">Модуль идентифицируется путём до модуля (module path), который объявляется в файле </text:span><text:span text:style-name="T189">go.mod</text:span><text:span text:style-name="T65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52"><text:tab/></text:span><text:span text:style-name="T252">go mod init </text:span><text:span text:style-name="T219">path/to/</text:span><text:span text:style-name="T245">module/moduleName</text:span><text:span text:style-name="T200"> </text:span></text:p>
            <text:p text:style-name="P18"><text:span text:style-name="T189"/></text:p>
            <text:p text:style-name="P18"><text:span text:style-name="T65">Например:</text:span></text:p>
            <text:p text:style-name="P18"><text:span text:style-name="T188"><text:tab/></text:span><text:span text:style-name="T188">go mod init </text:span><text:span text:style-name="T197">caiman-club.org/go/mshock/presentation</text:span><text:span text:style-name="T188"> </text:span></text:p>
            <text:p text:style-name="P18"><text:span text:style-name="T188"/></text:p>
            <text:p text:style-name="P18"><text:span text:style-name="T65">Главный каталог модуля (module root directory) — это каталог, содержащий файл </text:span><text:span text:style-name="T204">go.mod</text:span><text:span text:style-name="T6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66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7" draw:text-style-name="P68" draw:layer="layout" svg:width="12.9cm" svg:height="12.599cm" svg:x="0.6cm" svg:y="2.1cm">
          <draw:text-box>
            <text:list text:style-name="L1">
              <text:list-item>
                <text:p text:style-name="P18"><text:span text:style-name="T253">concurrency</text:span><text:span text:style-name="T254"> ~ одновременность = взаимодействие множества процессов, которые могут </text:span><text:span text:style-name="T255">выполняются одновременно, если позволяет «железо» и ОС</text:span></text:p>
              </text:list-item>
            </text:list>
            <text:p text:style-name="P18"><text:span text:style-name="T255"/></text:p>
            <text:p text:style-name="P18"><text:span text:style-name="T256">"</text:span><text:span text:style-name="T257">Concurrency</text:span><text:span text:style-name="T258"> is the </text:span><text:span text:style-name="T259">composition</text:span><text:span text:style-name="T258"> of independently execution things.</text:span><text:span text:style-name="T256">"</text:span><text:span text:style-name="T260"> <text:s text:c="8"/>‒ Rob Pike</text:span></text:p>
            <text:p text:style-name="P18"><text:span text:style-name="T255"/></text:p>
            <text:p text:style-name="P18"><text:span text:style-name="T253">Concurrency</text:span><text:span text:style-name="T254"> — это способ структурировать программу, согласовывая взаимодействие процессов </text:span><text:span text:style-name="T255">(возможно, выполняющихся одновременно).</text:span></text:p>
            <text:p text:style-name="P18"><text:span text:style-name="T255"/></text:p>
            <text:p text:style-name="P18"><text:span text:style-name="T261">Concurrency</text:span><text:span text:style-name="T255"> — это о том, как </text:span><text:span text:style-name="T262">организовать</text:span><text:span text:style-name="T255"> одновременную обработку многих вещей («</text:span><text:span text:style-name="T262">dealing</text:span><text:span text:style-name="T255"> with a lot of things at once»).</text:span></text:p>
            <text:p text:style-name="P18"><text:span text:style-name="T255"/></text:p>
            <text:p text:style-name="P18"><text:span text:style-name="T255">В программе, спроектированной на основе </text:span><text:span text:style-name="T261">concurrency</text:span><text:span text:style-name="T25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8" draw:text-style-name="P68" draw:layer="layout" svg:width="12.9cm" svg:height="12.599cm" svg:x="14.5cm" svg:y="2.1cm">
          <draw:text-box>
            <text:list text:style-name="L1">
              <text:list-item>
                <text:p text:style-name="P18"><text:span text:style-name="T253">parallelism</text:span><text:span text:style-name="T254"> ~ параллелизм = параллельное выполнение множества процессов</text:span></text:p>
              </text:list-item>
            </text:list>
            <text:p text:style-name="P18"><text:span text:style-name="T254"/></text:p>
            <text:p text:style-name="P18"><text:span text:style-name="T254"/></text:p>
            <text:p text:style-name="P18"><text:span text:style-name="T263"/></text:p>
            <text:p text:style-name="P18"><text:span text:style-name="T263">"</text:span><text:span text:style-name="T264">Parallelism</text:span><text:span text:style-name="T265"> is the simultaneous </text:span><text:span text:style-name="T266">execution</text:span><text:span text:style-name="T265"> of multiple </text:span><text:span text:style-name="T267">things.</text:span><text:span text:style-name="T263">"</text:span><text:span text:style-name="T260"> <text:s text:c="35"/>‒ Rob Pike</text:span></text:p>
            <text:p text:style-name="P18"><text:span text:style-name="T255"/></text:p>
            <text:p text:style-name="P18"><text:span text:style-name="T261">Parallelism</text:span><text:span text:style-name="T255"> — это параллельное выполнение нескольких (независимых, возможно, взаимосвязанных) процессов.</text:span></text:p>
            <text:p text:style-name="P18"><text:span text:style-name="T255"/></text:p>
            <text:p text:style-name="P18"><text:span text:style-name="T253"/></text:p>
            <text:p text:style-name="P18"><text:span text:style-name="T253">Parallelism</text:span><text:span text:style-name="T254"> — это о том, как </text:span><text:span text:style-name="T268">выполнить</text:span><text:span text:style-name="T254"> обработку многих вещей параллельно</text:span><text:span text:style-name="T255"> («</text:span><text:span text:style-name="T262">doing</text:span><text:span text:style-name="T255"> a lot of things at once»).</text:span></text:p>
            <text:p text:style-name="P18"><text:span text:style-name="T255"/></text:p>
            <text:p text:style-name="P18"><text:span text:style-name="T254">П</text:span><text:span text:style-name="T255">рограмма, спроектированная на основе concurrency, организует взаимодействие процессов, учитывая их возможный </text:span><text:span text:style-name="T261">параллелизм</text:span><text:span text:style-name="T255">.</text:span></text:p>
          </draw:text-box>
        </draw:frame>
        <draw:frame draw:style-name="gr89" draw:text-style-name="P69" draw:layer="layout" svg:width="22.4cm" svg:height="0.839cm" svg:x="1.9cm" svg:y="14.699cm">
          <draw:text-box>
            <text:p text:style-name="P18"><text:span text:style-name="T26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средства</text:span></text:p>
          </draw:text-box>
        </draw:frame>
        <draw:frame draw:style-name="gr90" draw:text-style-name="P61" draw:layer="layout" svg:width="26.8cm" svg:height="13.269cm" svg:x="0.6cm" svg:y="2.1cm">
          <draw:text-box>
            <text:p text:style-name="P18"><text:span text:style-name="T269">Многозадачность в Go реализована на основе CSP (communicating sequential processes, C. A. R. Hoare, 1978).</text:span></text:p>
            <text:p text:style-name="P18"><text:span text:style-name="T269"/></text:p>
            <text:p text:style-name="P13"><text:span text:style-name="T224">Для управления многозадачностью в язык встроено несколько механизмов:</text:span></text:p>
            <text:p text:style-name="P13"><text:span text:style-name="T224"/></text:p>
            <text:list text:style-name="L1">
              <text:list-item>
                <text:p text:style-name="P13"><text:span text:style-name="T223">Сопрограммы (goroutines) для распаралелливания выполнения:</text:span></text:p>
              </text:list-item>
            </text:list>
            <text:p text:style-name="P13"><text:span text:style-name="T216"><text:tab/></text:span><text:span text:style-name="T225">go f()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// запустить любую функцию как процесс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3">Каналы (</text:span><text:span text:style-name="T217">channel</text:span><text:span text:style-name="T224">) для обмена данными и синхронизации выполнения:</text:span></text:p>
              </text:list-item>
            </text:list>
            <text:p text:style-name="P13"><text:span text:style-name="T217"><text:tab/></text:span><text:span text:style-name="T217">channel &lt;- value</text:span><text:span text:style-name="T217"><text:tab/></text:span><text:span text:style-name="T217"><text:tab/></text:span><text:span text:style-name="T217">// отправить значение в канал и ждать</text:span></text:p>
            <text:p text:style-name="P13"><text:span text:style-name="T216"><text:tab/></text:span><text:span text:style-name="T216">value = &lt;-channel</text:span><text:span text:style-name="T216"><text:tab/></text:span><text:span text:style-name="T216">// </text:span><text:span text:style-name="T217">ждать и получить значение из канала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4">Выбор (</text:span><text:span text:style-name="T217">select</text:span><text:span text:style-name="T224">) для обработки нескольких потоков данных череез каналы:</text:span></text:p>
              </text:list-item>
            </text:list>
            <text:p text:style-name="P13"><text:span text:style-name="T217"><text:tab/></text:span><text:span text:style-name="T225">select</text:span><text:span text:style-name="T217"> {</text:span></text:p>
            <text:p text:style-name="P13"><text:span text:style-name="T217"><text:tab/></text:span><text:span text:style-name="T217">case &lt;-ch2: </text:span><text:span text:style-name="T217"><text:tab/></text:span><text:span text:style-name="T217"><text:tab/></text:span><text:span text:style-name="T217"><text:tab/></text:span><text:span text:style-name="T217">// ожидать, когда что-то появится в канале #1</text:span></text:p>
            <text:p text:style-name="P13"><text:span text:style-name="T217"><text:tab/></text:span><text:span text:style-name="T217">case v2 := &lt;-ch2: </text:span><text:span text:style-name="T217"><text:tab/></text:span><text:span text:style-name="T217">// ждать и получить значение из канала #2</text:span></text:p>
            <text:p text:style-name="P13"><text:span text:style-name="T217"><text:tab/></text:span><text:span text:style-name="T217">case ch3 &lt;- v3:</text:span><text:span text:style-name="T217"><text:tab/></text:span><text:span text:style-name="T217"><text:tab/></text:span><text:span text:style-name="T217">// отправить в канал #3</text:span></text:p>
            <text:p text:style-name="P13"><text:span text:style-name="T217"><text:tab/></text:span><text:span text:style-name="T217">default:</text:span><text:span text:style-name="T217"><text:tab/></text:span><text:span text:style-name="T217"><text:tab/></text:span><text:span text:style-name="T217"><text:tab/></text:span><text:span text:style-name="T217"><text:tab/></text:span><text:span text:style-name="T217">// обработать другое событие</text:span></text:p>
            <text:p text:style-name="P13"><text:span text:style-name="T217"><text:tab/></text:span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1" draw:text-style-name="P61" draw:layer="layout" svg:width="26.8cm" svg:height="13.1cm" svg:x="0.6cm" svg:y="2.1cm">
          <draw:text-box>
            <text:p text:style-name="P18"><text:span text:style-name="T224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24"/></text:p>
            <text:p text:style-name="P13"><text:span text:style-name="T225">func f(</text:span><text:span text:style-name="T217">n int</text:span><text:span text:style-name="T225">)</text:span><text:span text:style-name="T217"> { println(</text:span><text:span text:style-name="T270">n</text:span><text:span text:style-name="T217">) } </text:span></text:p>
            <text:p text:style-name="P13"><text:span text:style-name="T217"/></text:p>
            <text:p text:style-name="P13"><text:span text:style-name="T217">func main() {</text:span></text:p>
            <text:p text:style-name="P13"><text:span text:style-name="T217"><text:tab/></text:span><text:span text:style-name="T217">for n := range 5 {</text:span></text:p>
            <text:p text:style-name="P13"><text:span text:style-name="T214"><text:tab/></text:span><text:span text:style-name="T214"><text:tab/></text:span><text:span text:style-name="T214">go f(</text:span><text:span text:style-name="T216">n+1</text:span><text:span text:style-name="T214">)</text:span><text:span text:style-name="T216"><text:tab/></text:span><text:span text:style-name="T216">// запустить 5 экземпляров f() </text:span><text:span text:style-name="T217">параллельно c main()</text:span></text:p>
            <text:p text:style-name="P13"><text:span text:style-name="T217"><text:tab/></text:span></text:p>
            <text:p text:style-name="P13"><text:span text:style-name="T225"><text:tab/></text:span><text:span text:style-name="T225"><text:tab/></text:span><text:span text:style-name="T217">// можно запустить анонимные функции</text:span></text:p>
            <text:p text:style-name="P13"><text:span text:style-name="T217"><text:tab/></text:span><text:span text:style-name="T217"><text:tab/></text:span><text:span text:style-name="T225">go func () {</text:span><text:span text:style-name="T217"> println(n+1) </text:span><text:span text:style-name="T225">}()</text:span></text:p>
            <text:p text:style-name="P13"><text:span text:style-name="T217"/></text:p>
            <text:p text:style-name="P13"><text:span text:style-name="T217"><text:tab/></text:span><text:span text:style-name="T217">}</text:span></text:p>
            <text:p text:style-name="P13"><text:span text:style-name="T217"/></text:p>
            <text:p text:style-name="P13"><text:span text:style-name="T217"><text:tab/></text:span><text:span text:style-name="T217">time.Sleep(1 * time.Second)</text:span></text:p>
            <text:p text:style-name="P13"><text:span text:style-name="T217"><text:tab/></text:span><text:span text:style-name="T217">println("Вышел зайчик погулять.")</text:span></text:p>
            <text:p text:style-name="P13"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8"><text:span text:style-name="T66">Goroutines</text:span></text:p>
            <text:p text:style-name="P18"><text:span text:style-name="T66">What is a goroutine? It's an independently executing function, launched by a go statement.</text:span></text:p>
            <text:p text:style-name="P18"><text:span text:style-name="T66"/></text:p>
            <text:p text:style-name="P18"><text:span text:style-name="T66">It has its own call stack, which grows and shrinks as required.</text:span></text:p>
            <text:p text:style-name="P18"><text:span text:style-name="T66"/></text:p>
            <text:p text:style-name="P18"><text:span text:style-name="T66">It's very cheap. It's practical to have thousands, even hundreds of thousands of goroutines.</text:span></text:p>
            <text:p text:style-name="P18"><text:span text:style-name="T66"/></text:p>
            <text:p text:style-name="P18"><text:span text:style-name="T66">It's not a thread.</text:span></text:p>
            <text:p text:style-name="P18"><text:span text:style-name="T66"/></text:p>
            <text:p text:style-name="P18"><text:span text:style-name="T66">There might be only one thread in a program with thousands of goroutines.</text:span></text:p>
            <text:p text:style-name="P18"><text:span text:style-name="T66"/></text:p>
            <text:p text:style-name="P18"><text:span text:style-name="T66">Instead, goroutines are multiplexed dynamically onto threads as needed to keep all the goroutines running.</text:span></text:p>
            <text:p text:style-name="P18"><text:span text:style-name="T66"/></text:p>
            <text:p text:style-name="P18"><text:span text:style-name="T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каналы</text:span></text:p>
          </draw:text-box>
        </draw:frame>
        <draw:frame draw:style-name="gr93" draw:text-style-name="P61" draw:layer="layout" svg:width="26.8cm" svg:height="13.211cm" svg:x="0.6cm" svg:y="2.1cm">
          <draw:text-box>
            <text:p text:style-name="P13"><text:span text:style-name="T216">// объявить переменную для канал обмена данными указанного типа</text:span></text:p>
            <text:p text:style-name="P13"><text:span text:style-name="T214"><text:tab/></text:span><text:span text:style-name="T214">var </text:span><text:span text:style-name="T215">channel</text:span><text:span text:style-name="T214"> chan </text:span><text:span text:style-name="T215">T</text:span><text:span text:style-name="T215"><text:tab/></text:span><text:span text:style-name="T215"><text:tab/></text:span></text:p>
            <text:p text:style-name="P13"><text:span text:style-name="T215"/></text:p>
            <text:p text:style-name="P13"><text:span text:style-name="T216">//</text:span><text:span text:style-name="T216"><text:tab/></text:span><text:span text:style-name="T216">создать канал</text:span></text:p>
            <text:p text:style-name="P13"><text:span text:style-name="T214"><text:tab/></text:span><text:span text:style-name="T215">channel</text:span><text:span text:style-name="T214"> = make(chan </text:span><text:span text:style-name="T215">T, </text:span><text:span text:style-name="T218">размерБуфера</text:span><text:span text:style-name="T214">)</text:span></text:p>
            <text:p text:style-name="P13"><text:span text:style-name="T214"/></text:p>
            <text:p text:style-name="P13"><text:span text:style-name="T216">// отправить значение в канал</text:span></text:p>
            <text:p text:style-name="P13"><text:span text:style-name="T215"><text:tab/></text:span><text:span text:style-name="T215">channel</text:span><text:span text:style-name="T214"> &lt;- value</text:span></text:p>
            <text:p text:style-name="P13"><text:span text:style-name="T216">// и ждать, пока не будет прочитано значение из канала</text:span></text:p>
            <text:p text:style-name="P13"><text:span text:style-name="T216"/></text:p>
            <text:p text:style-name="P13"><text:span text:style-name="T216">// ждать, пока не будет записано значение в канал</text:span></text:p>
            <text:p text:style-name="P13"><text:span text:style-name="T216">// прочитать значение из канала в переменную</text:span></text:p>
            <text:p text:style-name="P13"><text:span text:style-name="T214"><text:tab/></text:span><text:span text:style-name="T214">value := &lt;-</text:span><text:span text:style-name="T215">channel</text:span></text:p>
            <text:p text:style-name="P13"><text:span text:style-name="T214"/></text:p>
            <text:p text:style-name="P13"><text:span text:style-name="T216">// прочитать из канала, игнорируя значение</text:span></text:p>
            <text:p text:style-name="P13"><text:span text:style-name="T214"><text:tab/></text:span><text:span text:style-name="T214">&lt;-</text:span><text:span text:style-name="T215">channel</text:span></text:p>
            <text:p text:style-name="P13"><text:span text:style-name="T271"/></text:p>
            <text:p text:style-name="P13"><text:span text:style-name="T214">close(</text:span><text:span text:style-name="T215">channel</text:span><text:span text:style-name="T214">)</text:span><text:span text:style-name="T216"><text:tab/></text:span><text:span text:style-name="T21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4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7">club</text:span><text:span text:style-name="T188"> </text:span><text:span text:style-name="T189">chan</text:span><text:span text:style-name="T188"> string</text:span><text:span text:style-name="T198"><text:tab/></text:span><text:span text:style-name="T198"><text:tab/></text:span><text:span text:style-name="T198"><text:tab/></text:span><text:span text:style-name="T198">// объявить канал для строк, значение nil</text:span></text:p>
            <text:p text:style-name="P13"><text:span text:style-name="T188"><text:tab/></text:span><text:span text:style-name="T197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72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7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7">sendMessage</text:span><text:span text:style-name="T188">(</text:span><text:span text:style-name="T197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7">sendMessage</text:span><text:span text:style-name="T188">(</text:span><text:span text:style-name="T197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7">club</text:span><text:span text:style-name="T188">, </text:span><text:span text:style-name="T189">&lt;-</text:span><text:span text:style-name="T197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7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95" draw:text-style-name="P66" draw:layer="layout" svg:width="16.5cm" svg:height="2.168cm" svg:x="11cm" svg:y="13.1cm">
          <draw:text-box>
            <text:p text:style-name="P13"><text:span text:style-name="T188">func </text:span><text:span text:style-name="T197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6" draw:text-style-name="P43" draw:layer="layout" svg:width="26.8cm" svg:height="13.1cm" svg:x="0.6cm" svg:y="2.1cm">
          <draw:text-box>
            <text:p text:style-name="P13"><text:span text:style-name="T151">go</text:span><text:span text:style-name="T16"> </text:span><text:span text:style-name="T147">command</text:span><text:span text:style-name="T16"> [аргументы...] # в одну команду </text:span><text:span text:style-name="T151">go</text:span><text:span text:style-name="T16"> интегрированы все команды:</text:span></text:p>
            <text:p text:style-name="P13"><text:span text:style-name="T146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1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1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1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1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1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1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3"><text:tab/></text:span><text:span text:style-name="T274">run</text:span><text:span text:style-name="T273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1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7" draw:text-style-name="P43" draw:layer="layout" svg:width="26.8cm" svg:height="13.1cm" svg:x="0.6cm" svg:y="2.1cm">
          <draw:text-box>
            <text:p text:style-name="P13"><text:span text:style-name="T151"><text:tab/></text:span><text:span text:style-name="T151">go tool</text:span><text:span text:style-name="T16"> [-n] </text:span><text:span text:style-name="T147">command</text:span><text:span text:style-name="T16"> [</text:span><text:span text:style-name="T147">arguments</text:span><text:span text:style-name="T16">...] # запускает такие инструменты:</text:span></text:p>
            <text:p text:style-name="P13"><text:span text:style-name="T96"/></text:p>
            <text:p text:style-name="P13"><text:span text:style-name="T95">addr2line</text:span><text:span text:style-name="T96"> читает адреса и выводит имена функций &amp; место в исходнике (file:line)</text:span></text:p>
            <text:p text:style-name="P13"><text:span text:style-name="T95">asm</text:span><text:span text:style-name="T96"><text:tab/></text:span><text:span text:style-name="T96"> <text:s text:c="5"/>ассемблирует </text:span><text:span text:style-name="T99">x.go</text:span><text:span text:style-name="T96"> в </text:span><text:span text:style-name="T99">x.o</text:span><text:span text:style-name="T96">, чтобы объединить с другими объектами в архив пакета</text:span></text:p>
            <text:p text:style-name="P13"><text:span text:style-name="T95">buildid</text:span><text:span text:style-name="T96"> <text:s text:c="2"/>выводит или перезаписывает (с </text:span><text:span text:style-name="T99">-w</text:span><text:span text:style-name="T96">) </text:span><text:span text:style-name="T99">build ID</text:span><text:span text:style-name="T96"> в указанном файле</text:span></text:p>
            <text:p text:style-name="P13"><text:span text:style-name="T95">cgo</text:span><text:span text:style-name="T96"> <text:s text:c="6"/>преобразует исходные Go файлы в несколько исходных Go и C файлов</text:span></text:p>
            <text:p text:style-name="P13"><text:span text:style-name="T95">compile</text:span><text:span text:style-name="T96"> <text:s text:c="2"/>компилирует файлы пакета в один объектный файл</text:span></text:p>
            <text:p text:style-name="P13"><text:span text:style-name="T95">covdata</text:span><text:span text:style-name="T96"> <text:s text:c="2"/>генерирует отчёты из выходных файлов coverage testing (2-го поколения)</text:span></text:p>
            <text:p text:style-name="P13"><text:span text:style-name="T95">cover</text:span><text:span text:style-name="T96"> <text:s text:c="4"/>анализирует данные покрытия сгнерированные '</text:span><text:span text:style-name="T99">go test -coverprofile=cover.out</text:span><text:span text:style-name="T96">'</text:span></text:p>
            <text:p text:style-name="P13"><text:span text:style-name="T96">doc <text:s text:c="6"/>== </text:span><text:span text:style-name="T99">go doc</text:span></text:p>
            <text:p text:style-name="P13"><text:span text:style-name="T96">fix <text:s text:c="6"/>находит программы со старыми API и исправляет их для использования новых API</text:span></text:p>
            <text:p text:style-name="P13"><text:span text:style-name="T95">link</text:span><text:span text:style-name="T96"> <text:s text:c="5"/>объединяет главный объектный файл и зависимости в исполняемый двоичный файл</text:span></text:p>
            <text:p text:style-name="P13"><text:span text:style-name="T95">nm</text:span><text:span text:style-name="T96"> <text:s text:c="7"/>выводит список символов из объектного / исполняемого файла или архива</text:span></text:p>
            <text:p text:style-name="P13"><text:span text:style-name="T95">objdump</text:span><text:span text:style-name="T96"> <text:s text:c="2"/>дизассемблирует исполняемые файлы</text:span></text:p>
            <text:p text:style-name="P13"><text:span text:style-name="T95">pack</text:span><text:span text:style-name="T96"> <text:s text:c="5"/>простая версия традиционной Unix-команды </text:span><text:span text:style-name="T99">ar</text:span><text:span text:style-name="T96"> с нужными для Go операциями</text:span></text:p>
            <text:p text:style-name="P13"><text:span text:style-name="T95">pprof</text:span><text:span text:style-name="T96"> <text:s text:c="4"/>средство визуализации и анализа метрик о выполнении (performance profile)</text:span></text:p>
            <text:p text:style-name="P13"><text:span text:style-name="T95">preprofile</text:span><text:span text:style-name="T96"> делает промежуточное представление данных pprof для применения в PGO</text:span></text:p>
            <text:p text:style-name="P13"><text:span text:style-name="T95">test2json</text:span><text:span text:style-name="T96"> преобразует вывод </text:span><text:span text:style-name="T99">go test</text:span><text:span text:style-name="T96"> в машинно-читаемый поток JSON</text:span></text:p>
            <text:p text:style-name="P13"><text:span text:style-name="T95">trace</text:span><text:span text:style-name="T96"> <text:s text:c="4"/>средство просмотра файлов трассировки, сгнерированных </text:span><text:span text:style-name="T99">go test -trace</text:span></text:p>
            <text:p text:style-name="P13"><text:span text:style-name="T96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8" draw:text-style-name="P61" draw:layer="layout" svg:width="26.8cm" svg:height="13.1cm" svg:x="0.6cm" svg:y="2.1cm">
          <draw:text-box>
            <text:p text:style-name="P13"><text:span text:style-name="T275"><text:a xlink:href="https://go.dev/wiki/IDEsAndTextEditorPlugins" xlink:type="simple">▲ IDEs And Text Editor Plugins @ go.dev</text:a></text:span><text:span text:style-name="T275">:</text:span></text:p>
            <text:p text:style-name="P13"><text:span text:style-name="T275"/></text:p>
            <text:list text:style-name="L1">
              <text:list-item>
                <text:p text:style-name="P13"><text:span text:style-name="T276">Visual Studio Code</text:span><text:span text:style-name="T275"> + plug-in (Microsoft)</text:span></text:p>
              </text:list-item>
              <text:list-item>
                <text:p text:style-name="P13"><text:span text:style-name="T276">GoLand</text:span><text:span text:style-name="T275"> (IDE by JetBrains)</text:span></text:p>
              </text:list-item>
              <text:list-item>
                <text:p text:style-name="P13"><text:span text:style-name="T276">LiteIDE</text:span><text:span text:style-name="T275"> (open source and cross-platform Go IDE)</text:span></text:p>
              </text:list-item>
              <text:list-item>
                <text:p text:style-name="P13"><text:span text:style-name="T276">Komodo IDE</text:span><text:span text:style-name="T275"> (cross-platform IDE with built-in Go support)</text:span></text:p>
              </text:list-item>
            </text:list>
            <text:p text:style-name="P13"><text:span text:style-name="T276"/></text:p>
            <text:list text:continue-numbering="true" text:style-name="L1">
              <text:list-item>
                <text:p text:style-name="P13"><text:span text:style-name="T276">Komodo Edit</text:span><text:span text:style-name="T275"> + plug-in (cross-platform text editor)</text:span></text:p>
              </text:list-item>
              <text:list-item>
                <text:p text:style-name="P13"><text:span text:style-name="T276">jEdit</text:span><text:span text:style-name="T275"> (open-source, cross-platform text editor: Java)</text:span></text:p>
              </text:list-item>
              <text:list-item>
                <text:p text:style-name="P13"><text:span text:style-name="T276">Geany</text:span><text:span text:style-name="T275"> (free cross-platform programmer's text editor)</text:span></text:p>
              </text:list-item>
              <text:list-item>
                <text:p text:style-name="P13"><text:span text:style-name="T276">Notepad++</text:span><text:span text:style-name="T275"> (text &amp; source code editor: Windows)</text:span></text:p>
              </text:list-item>
              <text:list-item>
                <text:p text:style-name="P13"><text:span text:style-name="T276">Kate</text:span><text:span text:style-name="T275"> (cross-platform text editor with Go support out-of-the-box: KDE)</text:span></text:p>
              </text:list-item>
              <text:list-item>
                <text:p text:style-name="P13"><text:span text:style-name="T276">Sublime Text</text:span><text:span text:style-name="T275"> (commercial text editor: macOS, Windows, Linux)</text:span></text:p>
              </text:list-item>
              <text:list-item>
                <text:p text:style-name="P13"><text:span text:style-name="T276">TextMate</text:span><text:span text:style-name="T275"> (commercial text editor: macOS)</text:span></text:p>
              </text:list-item>
              <text:list-item>
                <text:p text:style-name="P13"><text:span text:style-name="T276">vim</text:span><text:span text:style-name="T275"> &amp; </text:span><text:span text:style-name="T276">Neovim</text:span><text:span text:style-name="T275">+ vim-go plugin (open-source, cross-platform text editor)</text:span></text:p>
              </text:list-item>
            </text:list>
            <text:p text:style-name="P13"><text:span text:style-name="T275"/></text:p>
            <text:p text:style-name="P18"><text:span text:style-name="T27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9" draw:text-style-name="P70" draw:layer="layout" svg:width="26.8cm" svg:height="12.843cm" svg:x="0.6cm" svg:y="2.07cm">
          <draw:text-box>
            <text:p text:style-name="P18"><text:span text:style-name="T278">Go </text:span><text:span text:style-name="T279">применяется</text:span><text:span text:style-name="T278"> в </text:span><text:span text:style-name="T280">(&gt; 40% IT technology companies worldwide)</text:span><text:span text:style-name="T278">:</text:span></text:p>
            <text:p text:style-name="P18"><text:span text:style-name="T223"><text:tab/></text:span><text:span text:style-name="T281">Alibaba</text:span><text:span text:style-name="T223">, Amazon, American Express, </text:span><text:span text:style-name="T281">Apple</text:span><text:span text:style-name="T223">, Armut (</text:span><text:span text:style-name="T282">C#→Go</text:span><text:span text:style-name="T223">), </text:span><text:span text:style-name="T281">Baidu</text:span><text:span text:style-name="T223">, BBC, bitly, ByteDance (TikTok/Douyin), Canonical, Capital One, CERN, </text:span><text:span text:style-name="T281">Cloudflare</text:span><text:span text:style-name="T223">, Cockroach Labs, Curve, DataDog, Dailymotion, </text:span><text:span text:style-name="T281">Docker</text:span><text:span text:style-name="T223">, DropBox</text:span><text:span text:style-name="T282"> (Python→Go)</text:span><text:span text:style-name="T223">, GitHub, </text:span><text:span text:style-name="T281">Google</text:span><text:span text:style-name="T223">, gov.uk, Heroku, Huawei, </text:span><text:span text:style-name="T281">IBM</text:span><text:span text:style-name="T223">, InfluxDB, Intel, K8s, Kubernetes, </text:span><text:span text:style-name="T281">Meta</text:span><text:span text:style-name="T223">, </text:span><text:span text:style-name="T281">Microsoft</text:span><text:span text:style-name="T223">, Monzo Bank, </text:span><text:span text:style-name="T281">Mozilla</text:span><text:span text:style-name="T223"> (</text:span><text:span text:style-name="T282">Rust &amp; Go</text:span><text:span text:style-name="T223">), Netflix (</text:span><text:span text:style-name="T282">Java→Go</text:span><text:span text:style-name="T223">), New York Times, </text:span><text:span text:style-name="T281">Oracle</text:span><text:span text:style-name="T223">, PayPal, Pinterest, Qiniu, </text:span><text:span text:style-name="T281">Reddit</text:span><text:span text:style-name="T223">, RedHat, Riot Games, Slack, Salesforce</text:span><text:span text:style-name="T282"> (Python, C→Go)</text:span><text:span text:style-name="T223">, SendGrid, Stream</text:span><text:span text:style-name="T282"> (Python→Go)</text:span><text:span text:style-name="T223">, SoundCloud, Terraform, The Economist, The New York Times, </text:span><text:span text:style-name="T281">Twitch</text:span><text:span text:style-name="T223">, Uber, Walmart, YouTube, </text:span><text:span text:style-name="T281">X / Twitter</text:span><text:span text:style-name="T223">, </text:span><text:span text:style-name="T282">многих</text:span><text:span text:style-name="T283"> других организациях и проектах </text:span><text:span text:style-name="T284">open-source</text:span><text:span text:style-name="T283">.</text:span></text:p>
            <text:p text:style-name="P18"><text:span text:style-name="T224"/></text:p>
            <text:p text:style-name="P18"><text:span text:style-name="T285">В </text:span><text:span text:style-name="T286">России</text:span><text:span text:style-name="T285"> (всеми крупными компаниями):</text:span></text:p>
            <text:p text:style-name="P18"><text:span text:style-name="T223"><text:tab/></text:span><text:span text:style-name="T281">Яндекс</text:span><text:span text:style-name="T223">, ЦУМ, УГМК-Телеком, Точка, Т-Банк, Совкомбанк Технологии, Ситимобил, </text:span><text:span text:style-name="T281">СберТех</text:span><text:span text:style-name="T223">, Ростелеком, Онлайн-кинотеатр Иви, </text:span><text:span text:style-name="T281">МТС</text:span><text:span text:style-name="T223">+MWS, МойОфис, Магнит.Tech, </text:span><text:span text:style-name="T281">Лаборатория Касперского</text:span><text:span text:style-name="T223">, Купер, ИТ-Холдинг Т1, ИнГосСтрах Банк, Домклик, Группа Астра, ГНИВЦ, АйТи Инновация, YADRO, X5 Digital, Wildberries, </text:span><text:span text:style-name="T281">VK</text:span><text:span text:style-name="T223">, Viasat Tech, Tutu, </text:span><text:span text:style-name="T281">Tele2</text:span><text:span text:style-name="T223">, Selectel, S8.Capital, </text:span><text:span text:style-name="T281">Ozon</text:span><text:span text:style-name="T223">, Okko, </text:span><text:span text:style-name="T281">Mail.ru</text:span><text:span text:style-name="T223"> Group, Lamoda Tech</text:span><text:span text:style-name="T224">, iSpring, IBS, Delivery Club, Cloud.ru, Boxberry: IT, </text:span><text:span text:style-name="T287">Beeline</text:span><text:span text:style-name="T224">, </text:span><text:span text:style-name="T287">Avito</text:span><text:span text:style-name="T224">, 2GIS </text:span><text:span text:style-name="T2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0" draw:text-style-name="P61" draw:layer="layout" svg:width="26.8cm" svg:height="12.9cm" svg:x="0.6cm" svg:y="2.1cm">
          <draw:text-box>
            <text:p text:style-name="P13"><text:span text:style-name="T288">Области </text:span><text:span text:style-name="T288"><text:a xlink:href="https://github.com/avelino/awesome-go" xlink:type="simple">применения ▲</text:a></text:span><text:span text:style-name="T288"><text:s/>Go:</text:span></text:p>
            <text:list text:style-name="L1">
              <text:list-item>
                <text:p text:style-name="P71"><text:span text:style-name="T289"><text:a xlink:href="https://go.dev/solutions/devops" xlink:type="simple">DevOps &amp; SRE ▲</text:a></text:span><text:span text:style-name="T289"><text:s/>(Development Operations &amp; Site Reliability Engineering)</text:span></text:p>
              </text:list-item>
              <text:list-item>
                <text:p text:style-name="P71"><text:span text:style-name="T289"><text:a xlink:href="https://go.dev/solutions/cloud" xlink:type="simple">Cloud &amp; Distributed Network Services ▲</text:a></text:span><text:span text:style-name="T289"><text:s/></text:span></text:p>
              </text:list-item>
              <text:list-item>
                <text:p text:style-name="P71"><text:span text:style-name="T224"><text:a xlink:href="https://go.dev/solutions/webdev" xlink:type="simple">Web Development ▲</text:a></text:span><text:span text:style-name="T224"><text:s/>(frameworks, toolkits, engines, servers)</text:span></text:p>
              </text:list-item>
              <text:list-item>
                <text:p text:style-name="P71"><text:span text:style-name="T289"><text:a xlink:href="https://go.dev/solutions/clis" xlink:type="simple">System Automation &amp; CLIs ▲</text:a></text:span><text:span text:style-name="T289">, Utilities &amp; Stand-Alone Tools</text:span></text:p>
              </text:list-item>
              <text:list-item>
                <text:p text:style-name="P71"><text:span text:style-name="T289">... multi-platform GUI apps (</text:span><text:span text:style-name="T289"><text:a xlink:href="https://fyne.io/" xlink:type="simple">fyne.io</text:a></text:span><text:span text:style-name="T289">)</text:span></text:p>
              </text:list-item>
              <text:list-item>
                <text:p text:style-name="P71"><text:span text:style-name="T289">... AI clients via API &amp; libraries (TensorFlow in Go, etc.)</text:span></text:p>
              </text:list-item>
              <text:list-item>
                <text:p text:style-name="P71"><text:span text:style-name="T289">… </text:span><text:span text:style-name="T289">IoT &amp; embedded systems (TinyGo)</text:span></text:p>
              </text:list-item>
            </text:list>
            <text:p text:style-name="P13"><text:span text:style-name="T19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 </text:span><text:span text:style-name="T13">(AI) @ Google</text:span><text:span text:style-name="T9">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23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1" draw:text-style-name="P26" draw:layer="layout" svg:width="26.8cm" svg:height="13.76cm" svg:x="0.6cm" svg:y="2.1cm">
          <draw:text-box>
            <text:p text:style-name="P18"><text:span text:style-name="T281"><text:a xlink:href="https://www.tiobe.com/tiobe-index/" xlink:type="simple">TIOBE index ▲</text:a></text:span><text:span text:style-name="T223"><text:s/></text:span><text:span text:style-name="T224">(since 2009):</text:span></text:p>
            <text:p text:style-name="P18"><text:span text:style-name="T223"><text:tab/></text:span><text:span text:style-name="T224">Now: </text:span><text:span text:style-name="T287">#8</text:span><text:span text:style-name="T224"> (Aug 2025) ← #13 (Nov 2023)</text:span></text:p>
            <text:p text:style-name="P18"><text:span text:style-name="T223"><text:tab/></text:span><text:span text:style-name="T223">Highest Position (before): #7 (Apr 2024)</text:span></text:p>
            <text:p text:style-name="P18"><text:span text:style-name="T223"><text:tab/></text:span><text:span text:style-name="T223">Lowest Position: #122 (May 2015)</text:span></text:p>
            <text:p text:style-name="P18"><text:span text:style-name="T223"><text:tab/></text:span><text:span text:style-name="T223">Language of the Year: 2009, 2016</text:span></text:p>
            <text:p text:style-name="P18"><text:span text:style-name="T281"><text:a xlink:href="https://radar.cloudflare.com/year-in-review/2024#api-client-language-popularity" xlink:type="simple">Cloudflare Radar ▲</text:a></text:span><text:span text:style-name="T223"><text:s/>API Client Language popularity: </text:span><text:span text:style-name="T281">#1</text:span><text:span text:style-name="T223"> (2024)</text:span></text:p>
            <text:p text:style-name="P18"><text:span text:style-name="T281"><text:a xlink:href="https://www.jetbrains.com/lp/devecosystem-2024/" xlink:type="simple">JetBrains ▲</text:a></text:span><text:span text:style-name="T223"><text:s/>Top-paid employees by programming language: </text:span><text:span text:style-name="T281">#2</text:span><text:span text:style-name="T223"> (2024)</text:span></text:p>
            <text:p text:style-name="P18"><text:span text:style-name="T281"><text:a xlink:href="https://github.blog/news-insights/octoverse/octoverse-2024/#the-most-popular-programming-languages" xlink:type="simple">GitHub Octoverse ▲</text:a></text:span><text:span text:style-name="T281"><text:s/></text:span><text:span text:style-name="T223">Top 10 fastest growing languages in 2024: </text:span><text:span text:style-name="T281">#3</text:span></text:p>
            <text:p text:style-name="P18"><text:span text:style-name="T281"><text:a xlink:href="https://blog.jetbrains.com/research/2025/04/is-golang-still-growing-go-language-popularity-trends-in-2024/" xlink:type="simple">JetBrains ▲</text:a></text:span><text:span text:style-name="T281"><text:s/></text:span><text:span text:style-name="T223">Language Promise Index:</text:span><text:span text:style-name="T281"> #4</text:span><text:span text:style-name="T223"> (2024)</text:span></text:p>
            <text:p text:style-name="P18"><text:span text:style-name="T281"><text:a xlink:href="https://spectrum.ieee.org/top-programming-languages-2024" xlink:type="simple">IEEE Spectrum ▲</text:a></text:span><text:span text:style-name="T223"><text:s/>Top Programming Languages: </text:span><text:span text:style-name="T281">#8</text:span><text:span text:style-name="T223"> (</text:span><text:span text:style-name="T224">2024)</text:span></text:p>
            <text:p text:style-name="P18"><text:span text:style-name="T287"><text:a xlink:href="https://www.crossover.com/blog/top-10-in-demand-programming-languages-for-2024" xlink:type="simple">Crossover ▲</text:a></text:span><text:span text:style-name="T224"><text:s/>Top 10 In-Demand Programming Languages for 2025: </text:span><text:span text:style-name="T287">#10</text:span><text:span text:style-name="T224"> </text:span></text:p>
            <text:p text:style-name="P18"><text:span text:style-name="T287"><text:a xlink:href="https://www.zdnet.com/article/the-most-popular-programming-languages-in-2024-and-what-that-even-means/" xlink:type="simple">ZDnet ▲</text:a></text:span><text:span text:style-name="T224"><text:s/>The most popular programming languages in 2025: </text:span><text:span text:style-name="T287">#10</text:span></text:p>
            <text:p text:style-name="P18"><text:span text:style-name="T281"><text:a xlink:href="https://survey.stackoverflow.co/2024/technology#most-popular-technologies-language-prof" xlink:type="simple">StackOverflow ▲</text:a></text:span><text:span text:style-name="T281"><text:s/>#11</text:span><text:span text:style-name="T223"> Most popular techs: language (professionals) (2024)</text:span></text:p>
            <text:p text:style-name="P18"><text:span text:style-name="T281"><text:a xlink:href="https://pypl.github.io/PYPL.html" xlink:type="simple">PYPL ▲</text:a></text:span><text:span text:style-name="T223">: </text:span><text:span text:style-name="T281">#12</text:span><text:span text:style-name="T224"> (May 2025)</text:span></text:p>
            <text:p text:style-name="P18"><text:span text:style-name="T287"><text:a xlink:href="https://redmonk.com/sogrady/2024/09/12/language-rankings-6-24/" xlink:type="simple">RedMonk ▲</text:a></text:span><text:span text:style-name="T224"><text:s/>Programming Language Rankings: </text:span><text:span text:style-name="T287">#12</text:span><text:span text:style-name="T224"> (Jun 2024)</text:span></text:p>
            <text:p text:style-name="P18"><text:span text:style-name="T287"><text:a xlink:href="https://www.statista.com/statistics/793628/worldwide-developer-survey-most-used-languages/" xlink:type="simple">Statista ▲</text:a></text:span><text:span text:style-name="T224"><text:s/>Most used programming languages among developers (2024): </text:span><text:span text:style-name="T287">#12</text:span></text:p>
            <text:p text:style-name="P18"><text:span text:style-name="T287"><text:a xlink:href="https://www.geeksforgeeks.org/top-programming-languages/" xlink:type="simple">GeeksForGeeks ▲</text:a></text:span><text:span text:style-name="T224"><text:s/>20 Best Programming Languages to Learn in 2025: </text:span><text:span text:style-name="T287">#13</text:span></text:p>
            <text:p text:style-name="P24"><text:span text:style-name="T290"/></text:p>
            <text:p text:style-name="P24"><text:span text:style-name="T290">* я не учитывал в индексах позицию HTML/CSS</text:span></text:p>
            <text:p text:style-name="P24"><text:span text:style-name="T290"/></text:p>
          </draw:text-box>
        </draw:frame>
        <draw:frame draw:style-name="gr102" draw:text-style-name="P73" draw:layer="layout" svg:width="6cm" svg:height="2.4cm" svg:x="21.4cm" svg:y="2.6cm">
          <draw:text-box>
            <text:p text:style-name="P72"><text:span text:style-name="T291"><text:a xlink:href="https://blog.jetbrains.com/research/2025/04/is-golang-still-growing-go-language-popularity-trends-in-2024/" xlink:type="simple">Is Golang Still Growing? Go Language Popularity Trends in 2024</text:a></text:span><text:span text:style-name="T29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3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2">Синтаксис слишком простой, мало syntactic sugar.</text:span></text:p>
              </text:list-item>
              <text:list-item>
                <text:p text:style-name="P18"><text:span text:style-name="T292">Синтаксис непривычный: использование </text:span><text:span text:style-name="T58">[ ]</text:span><text:span text:style-name="T292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2">Нет полноценного ООП. </text:span></text:p>
              </text:list-item>
              <text:list-item>
                <text:p text:style-name="P18"><text:span text:style-name="T292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2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2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2">Нет перегрузки функций (function overloading).</text:span></text:p>
              </text:list-item>
              <text:list-item>
                <text:p text:style-name="P18"><text:span text:style-name="T292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2">Нет возможности объявить неизменяемость (immutability declarations), кроме </text:span><text:span text:style-name="T58">const</text:span><text:span text:style-name="T292">.</text:span></text:p>
              </text:list-item>
              <text:list-item>
                <text:p text:style-name="P18"><text:span text:style-name="T292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92">Использование </text:span><text:span text:style-name="T58">nil</text:span><text:span text:style-name="T292"> и weak type safety?</text:span></text:p>
              </text:list-item>
              <text:list-item>
                <text:p text:style-name="P18"><text:span text:style-name="T292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2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2">Странный шаблон при форматировании даты и времени: "</text:span><text:span text:style-name="T58">Mon Jan 2 15:04:05 -0700 2006</text:span><text:span text:style-name="T292">".</text:span></text:p>
              </text:list-item>
              <text:list-item>
                <text:p text:style-name="P18"><text:span text:style-name="T292">Нет проверки значений на соответствие перечислению, объявленному через </text:span><text:span text:style-name="T58">iota</text:span><text:span text:style-name="T292">.</text:span></text:p>
              </text:list-item>
              <text:list-item>
                <text:p text:style-name="P18"><text:span text:style-name="T292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2"/></text:p>
            <text:p text:style-name="P74"><text:span text:style-name="T293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2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4" draw:text-style-name="P60" draw:layer="layout" svg:width="26.8cm" svg:height="13.049cm" svg:x="0.6cm" svg:y="2.1cm">
          <draw:text-box>
            <text:p text:style-name="P13"><text:span text:style-name="T66">Синтаксис лаконичный, но с некоторыми непривычными конструкциями.</text:span></text:p>
            <text:p text:style-name="P13"><text:span text:style-name="T66">Логично спроектирован, предсказуем. Исходники хорошо понимаются.</text:span></text:p>
            <text:p text:style-name="P13"><text:span text:style-name="T66">Непривычно после динамического Ruby: все объявления и преобразования надо делать 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используется – код компилироваться не будет!</text:span></text:p>
            <text:p text:style-name="P13"><text:span text:style-name="T66">Strong typing и другие строгости важны для надёжности больших программ.</text:span></text:p>
            <text:p text:style-name="P13"><text:span text:style-name="T66">Явная работа с ошибками дисциплинирует программиста: о них надо думать постоянно.</text:span></text:p>
            <text:p text:style-name="P13"><text:span text:style-name="T66">Убедился в преимуществах отказа от традиционного ООП в пользу объектного подхода в Go.</text:span></text:p>
            <text:p text:style-name="P13"><text:span text:style-name="T66">Интерфейсы в Go — основа динамичности и гибкости при разработке.</text:span></text:p>
            <text:p text:style-name="P13"><text:span text:style-name="T66"/></text:p>
            <text:p text:style-name="P13"><text:span text:style-name="T66">Довольно низкоуровневый: напоминает Си, но современный и более надёжный.</text:span></text:p>
            <text:p text:style-name="P13"><text:span text:style-name="T66">Очень быстро компилируется. Удобно сразу выполнить: </text:span><text:span text:style-name="T191">go run program.go</text:span></text:p>
            <text:p text:style-name="P13"><text:span text:style-name="T66">Легко скомпилировать исполняемую программу для другого «железа» и ОС.</text:span></text:p>
            <text:p text:style-name="P13"><text:span text:style-name="T66">Действительно очень быстро выполняется: переписал на Go c Python и Ruby, сравнил скорость.</text:span></text:p>
            <text:p text:style-name="P13"><text:span text:style-name="T65"/></text:p>
            <text:p text:style-name="P13"><text:span text:style-name="T66">Очень много </text:span><text:span text:style-name="T168">стандартных</text:span><text:span text:style-name="T66"> библиотек – на все случаи жизни.</text:span></text:p>
            <text:p text:style-name="P13"><text:span text:style-name="T66">Легко подключать и обновлять сторонние модули.</text:span></text:p>
            <text:p text:style-name="P13"><text:span text:style-name="T66">Хорошая документация на библиотеки (с исполняемыми примерами).</text:span></text:p>
            <text:p text:style-name="P13"><text:span text:style-name="T66">Много сайтов с примерами – изучать легко.</text:span></text:p>
            <text:p text:style-name="P13"><text:span text:style-name="T66">Хорошие инструменты в комплекте — можно писать без IDE.</text:span></text:p>
          </draw:text-box>
        </draw:frame>
        <draw:custom-shape draw:style-name="gr105" draw:text-style-name="P76" draw:layer="layout" svg:width="8.1cm" svg:height="2.501cm" svg:x="19.4cm" svg:y="12.8cm">
          <text:p text:style-name="P75"><text:span text:style-name="T155">Наверное, это последний язык, </text:span></text:p>
          <text:p text:style-name="P75"><text:span text:style-name="T155">разработанный «классиками»,</text:span></text:p>
          <text:p text:style-name="P75"><text:span text:style-name="T15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4"> </text:span><text:span text:style-name="T295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6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6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сылки </text:span><text:span text:style-name="T296">▲</text:span></text:p>
          </draw:text-box>
        </draw:frame>
        <draw:frame draw:style-name="gr108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06"><text:a xlink:href="https://go.dev/" xlink:type="simple">go.dev/</text:a></text:span><text:span text:style-name="T206"><text:s text:c="35"/></text:span><text:span text:style-name="T297"><text:s text:c="4"/>// Официальный сайт языка</text:span></text:p>
              </text:list-item>
              <text:list-item>
                <text:p text:style-name="P77"><text:span text:style-name="T206"><text:a xlink:href="https://go.dev/play/" xlink:type="simple">go.dev/play/</text:a></text:span><text:span text:style-name="T207"><text:s text:c="30"/></text:span><text:span text:style-name="T297"><text:s text:c="4"/>// Go Playground ~ выполнение в браузере</text:span></text:p>
              </text:list-item>
              <text:list-item>
                <text:p text:style-name="P77"><text:span text:style-name="T206"><text:a xlink:href="https://go.dev/ref/spec" xlink:type="simple">go.dev/ref/spec</text:a></text:span><text:span text:style-name="T206"><text:s text:c="27"/></text:span><text:span text:style-name="T297"><text:s text:c="4"/></text:span><text:span text:style-name="T298">// Спецификация языка</text:span><text:span text:style-name="T297"> (!!!)</text:span></text:p>
              </text:list-item>
              <text:list-item>
                <text:p text:style-name="P77"><text:span text:style-name="T298"><text:a xlink:href="https://github.com/golang/go" xlink:type="simple">github.com/golang/go</text:a></text:span><text:span text:style-name="T298"><text:s text:c="26"/></text:span><text:span text:style-name="T297">// Исходники</text:span></text:p>
              </text:list-item>
              <text:list-item>
                <text:p text:style-name="P77"><text:span text:style-name="T206"><text:a xlink:href="https://go.dev/doc/" xlink:type="simple">go.dev/doc/</text:a></text:span><text:span text:style-name="T207"><text:s text:c="31"/></text:span><text:span text:style-name="T297"><text:s text:c="4"/>// Документация</text:span></text:p>
              </text:list-item>
              <text:list-item>
                <text:p text:style-name="P77"><text:span text:style-name="T206"><text:a xlink:href="https://go.dev/doc/code" xlink:type="simple">go.dev/doc/code</text:a></text:span><text:span text:style-name="T207"><text:s text:c="27"/></text:span><text:span text:style-name="T297"><text:s text:c="4"/>// How to Write Go Code</text:span></text:p>
              </text:list-item>
              <text:list-item>
                <text:p text:style-name="P77"><text:span text:style-name="T206"><text:a xlink:href="https://pkg.go.dev/std" xlink:type="simple">pkg.go.dev/std</text:a></text:span><text:span text:style-name="T206"><text:s text:c="20"/></text:span><text:span text:style-name="T207"><text:s text:c="8"/></text:span><text:span text:style-name="T297"><text:s text:c="4"/>// стандартная библиотека</text:span></text:p>
              </text:list-item>
              <text:list-item>
                <text:p text:style-name="P18"><text:span text:style-name="T206"><text:a xlink:href="https://gobyexample.com/" xlink:type="simple">gobyexample.com</text:a></text:span><text:span text:style-name="T207"><text:s text:c="27"/></text:span><text:span text:style-name="T297"><text:s text:c="4"/>// Go в примерах</text:span></text:p>
              </text:list-item>
              <text:list-item>
                <text:p text:style-name="P18"><text:span text:style-name="T298"><text:a xlink:href="https://go.dev/doc/modules/layout" xlink:type="simple">go.dev/doc/modules/layout</text:a></text:span><text:span text:style-name="T297"><text:s text:c="21"/>// Структура каталогов</text:span></text:p>
              </text:list-item>
              <text:list-item>
                <text:p text:style-name="P18"><text:span text:style-name="T206"><text:a xlink:href="https://github.com/golang-standards/project-layout/blob/master/README_ru.md" xlink:type="simple">github.com/golang-standards/project-layout</text:a></text:span><text:span text:style-name="T207"><text:s text:c="4"/>// </text:span><text:span text:style-name="T297">Стандартный макет [большого] Go проекта</text:span></text:p>
              </text:list-item>
              <text:list-item>
                <text:p text:style-name="P77"><text:span text:style-name="T206"><text:a xlink:href="https://tour.golang.org/" xlink:type="simple">tour.golang.org</text:a></text:span><text:span text:style-name="T207"><text:s text:c="27"/></text:span><text:span text:style-name="T297"><text:s text:c="4"/>// Экскурсия по возможностям Go</text:span></text:p>
              </text:list-item>
              <text:list-item>
                <text:p text:style-name="P77"><text:span text:style-name="T206"><text:a xlink:href="https://golangdocs.com/" xlink:type="simple">golangdocs.com</text:a></text:span><text:span text:style-name="T207"><text:s text:c="28"/></text:span><text:span text:style-name="T297"><text:s text:c="4"/>// Примеры конструкций</text:span></text:p>
              </text:list-item>
              <text:list-item>
                <text:p text:style-name="P77"><text:span text:style-name="T298"><text:a xlink:href="https://appliedgo.net/why-go/" xlink:type="simple">appliedgo.net/why-go/</text:a></text:span><text:span text:style-name="T297"><text:s text:c="25"/>// 15 Reasons I Love Go</text:span></text:p>
              </text:list-item>
              <text:list-item>
                <text:p text:style-name="P77"><text:span text:style-name="T298"><text:a xlink:href="https://github.com/avelino/awesome-go" xlink:type="simple">awesome-go</text:a></text:span><text:span text:style-name="T297"><text:s text:c="36"/>// Подборка библиотек и инструментов: для всего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18"><text:span text:style-name="T206"><text:a xlink:href="https://go.dev/doc/effective_go" xlink:type="simple">go.dev/doc/effective_go</text:a></text:span><text:span text:style-name="T206"><text:s text:c="4"/></text:span><text:span text:style-name="T207"><text:s text:c="9"/></text:span><text:span text:style-name="T297"><text:s text:c="10"/>// "Effecive Go" бесплатная web-книга</text:span></text:p>
              </text:list-item>
              <text:list-item>
                <text:p text:style-name="P77"><text:span text:style-name="T298"><text:a xlink:href="https://gopl.io/" xlink:type="simple">gopl.io</text:a></text:span><text:span text:style-name="T297"><text:s text:c="18"/>// "The Go Programming Language" by A.A.A.Donovan &amp; B.W.Kernighan</text:span></text:p>
              </text:list-item>
            </text:list>
            <text:p text:style-name="P77"><text:span text:style-name="T297"/></text:p>
            <text:list text:continue-numbering="true" text:style-name="L1">
              <text:list-item>
                <text:p text:style-name="P77"><text:span text:style-name="T206"><text:a xlink:href="https://www.w3schools.com/go/index.php" xlink:type="simple">w3schools.com/go/</text:a></text:span><text:span text:style-name="T207"><text:s text:c="16"/></text:span><text:span text:style-name="T297">@ w3schools <text:s/>// Справочник</text:span></text:p>
              </text:list-item>
              <text:list-item>
                <text:p text:style-name="P77"><text:span text:style-name="T20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07"><text:s/></text:span><text:span text:style-name="T297">@ proglib.io // Самоучитель</text:span></text:p>
              </text:list-item>
              <text:list-item>
                <text:p text:style-name="P77"><text:span text:style-name="T206"><text:a xlink:href="https://proglib.io/p/dorozhnaya-karta-go-razrabotchika-v-2023-godu-2023-11-01" xlink:type="simple">Дорожная карта Go-разработчика</text:a></text:span><text:span text:style-name="T207"><text:s text:c="3"/></text:span><text:span text:style-name="T297">@ proglib.io // План изучения</text:span></text:p>
              </text:list-item>
              <text:list-item>
                <text:p text:style-name="P77"><text:span text:style-name="T298"><text:a xlink:href="https://lyceum.yandex.ru/go" xlink:type="simple">lyceum.yandex.ru/go</text:a></text:span><text:span text:style-name="T297"><text:s text:c="27"/>// Яндекс-лицей: Программирование на Go</text:span></text:p>
              </text:list-item>
              <text:list-item>
                <text:p text:style-name="P77"><text:span text:style-name="T298"><text:a xlink:href="https://start.practicum.yandex/go-basics/" xlink:type="simple">start.practicum.yandex/go-basics/</text:a></text:span><text:span text:style-name="T297"><text:s text:c="13"/>// Яндекс-практикум: Основы Go</text:span></text:p>
              </text:list-item>
              <text:list-item>
                <text:p text:style-name="P77"><text:span text:style-name="T298"><text:a xlink:href="https://codelibs.ru/category/go/" xlink:type="simple">Книги по Go</text:a></text:span><text:span text:style-name="T297"><text:s text:c="22"/>@codelibs.ru // Учебники по Go</text:span></text:p>
              </text:list-item>
            </text:list>
            <text:p text:style-name="P77"><text:span text:style-name="T297"/></text:p>
            <text:list text:continue-numbering="true" text:style-name="L1">
              <text:list-item>
                <text:p text:style-name="P77"><text:span text:style-name="T298"><text:a xlink:href="https://tinygo.org/" xlink:type="simple">tinygo.org</text:a></text:span><text:span text:style-name="T297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09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0" draw:text-style-name="P81" draw:layer="layout" svg:width="6.527cm" svg:height="3.405cm" svg:x="10cm" svg:y="6.834cm">
          <draw:text-box>
            <text:p text:style-name="P2"><text:span text:style-name="T30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111" draw:text-style-name="P82" draw:layer="layout" svg:width="26.4cm" svg:height="12.473cm" svg:x="0.8cm" svg:y="2.527cm">
          <draw:text-box>
            <text:p text:style-name="P18"><text:span text:style-name="T301">communicating sequential processes ~ взаимодействие последовательных процессов </text:span></text:p>
            <text:p text:style-name="P18"><text:span text:style-name="T301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1">CSP <text:s/>= communicating sequential processes</text:span></text:p>
            <text:p text:style-name="P18"><text:span text:style-name="T301">gopher ~ программист на Go</text:span></text:p>
            <text:p text:style-name="P18"><text:span text:style-name="T301">goroutine ~ подпрограмма, возможно, выполняемая параллельно</text:span></text:p>
            <text:p text:style-name="P18"><text:span text:style-name="T301">multitasking ~ многозадачность</text:span></text:p>
            <text:p text:style-name="P18"><text:span text:style-name="T301">parallelism ~ параллелизм = параллельное выполнение вычислений</text:span></text:p>
            <text:p text:style-name="P18"><text:span text:style-name="T301">process ~ процесс</text:span></text:p>
            <text:p text:style-name="P18"><text:span text:style-name="T301">subprocess ~ подпроцесс</text:span></text:p>
            <text:p text:style-name="P18"><text:span text:style-name="T301">subtask ~ подзадача</text:span></text:p>
            <text:p text:style-name="P18"><text:span text:style-name="T301">task ~ задача</text:span></text:p>
            <text:p text:style-name="P18"><text:span text:style-name="T301"/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25T15:03:05.750414619</dc:date>
    <meta:editing-duration>P9DT21H38M5S</meta:editing-duration>
    <meta:editing-cycles>1698</meta:editing-cycles>
    <meta:generator>LibreOffice/7.4.7.2$Linux_X86_64 LibreOffice_project/40$Build-2</meta:generator>
    <meta:document-statistic meta:object-count="525"/>
  </office:meta>
</office:document-meta>
</file>